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3528in"/>
    </style:style>
    <style:style style:name="co8" style:family="table-column">
      <style:table-column-properties fo:break-before="auto" style:column-width="6.1717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937in"/>
    </style:style>
    <style:style style:name="co43" style:family="table-column">
      <style:table-column-properties fo:break-before="auto" style:column-width="1.1335in"/>
    </style:style>
    <style:style style:name="co44" style:family="table-column">
      <style:table-column-properties fo:break-before="auto" style:column-width="1.6209in"/>
    </style:style>
    <style:style style:name="co45" style:family="table-column">
      <style:table-column-properties fo:break-before="auto" style:column-width="1.3563in"/>
    </style:style>
    <style:style style:name="co46" style:family="table-column">
      <style:table-column-properties fo:break-before="auto" style:column-width="2.870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7126in"/>
    </style:style>
    <style:style style:name="co17" style:family="table-column">
      <style:table-column-properties fo:break-before="auto" style:column-width="2.8283in"/>
    </style:style>
    <style:style style:name="co18" style:family="table-column">
      <style:table-column-properties fo:break-before="auto" style:column-width="1.0854in"/>
    </style:style>
    <style:style style:name="co19" style:family="table-column">
      <style:table-column-properties fo:break-before="auto" style:column-width="2.1146in"/>
    </style:style>
    <style:style style:name="co20" style:family="table-column">
      <style:table-column-properties fo:break-before="auto" style:column-width="0.8047in"/>
    </style:style>
    <style:style style:name="co21" style:family="table-column">
      <style:table-column-properties fo:break-before="auto" style:column-width="1.5583in"/>
    </style:style>
    <style:style style:name="co22" style:family="table-column">
      <style:table-column-properties fo:break-before="auto" style:column-width="1.2283in"/>
    </style:style>
    <style:style style:name="co23" style:family="table-column">
      <style:table-column-properties fo:break-before="auto" style:column-width="1.8752in"/>
    </style:style>
    <style:style style:name="co24" style:family="table-column">
      <style:table-column-properties fo:break-before="auto" style:column-width="1.7902in"/>
    </style:style>
    <style:style style:name="co25" style:family="table-column">
      <style:table-column-properties fo:break-before="auto" style:column-width="2.5154in"/>
    </style:style>
    <style:style style:name="co26" style:family="table-column">
      <style:table-column-properties fo:break-before="auto" style:column-width="2.5425in"/>
    </style:style>
    <style:style style:name="co27" style:family="table-column">
      <style:table-column-properties fo:break-before="auto" style:column-width="2.7228in"/>
    </style:style>
    <style:style style:name="co28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1.0429in"/>
    </style:style>
    <style:style style:name="co30" style:family="table-column">
      <style:table-column-properties fo:break-before="auto" style:column-width="0.911in"/>
    </style:style>
    <style:style style:name="co31" style:family="table-column">
      <style:table-column-properties fo:break-before="auto" style:column-width="1.4299in"/>
    </style:style>
    <style:style style:name="co32" style:family="table-column">
      <style:table-column-properties fo:break-before="auto" style:column-width="1.2398in"/>
    </style:style>
    <style:style style:name="co33" style:family="table-column">
      <style:table-column-properties fo:break-before="auto" style:column-width="1.4516in"/>
    </style:style>
    <style:style style:name="co34" style:family="table-column">
      <style:table-column-properties fo:break-before="auto" style:column-width="2.0236in"/>
    </style:style>
    <style:style style:name="co35" style:family="table-column">
      <style:table-column-properties fo:break-before="auto" style:column-width="2.0339in"/>
    </style:style>
    <style:style style:name="co36" style:family="table-column">
      <style:table-column-properties fo:break-before="auto" style:column-width="2.1291in"/>
    </style:style>
    <style:style style:name="co37" style:family="table-column">
      <style:table-column-properties fo:break-before="auto" style:column-width="2.0764in"/>
    </style:style>
    <style:style style:name="co38" style:family="table-column">
      <style:table-column-properties fo:break-before="auto" style:column-width="0.7201in"/>
    </style:style>
    <style:style style:name="co39" style:family="table-column">
      <style:table-column-properties fo:break-before="auto" style:column-width="1.6366in"/>
    </style:style>
    <style:style style:name="co40" style:family="table-column">
      <style:table-column-properties fo:break-before="auto" style:column-width="0.8264in"/>
    </style:style>
    <style:style style:name="co41" style:family="table-column">
      <style:table-column-properties fo:break-before="auto" style:column-width="1.3453in"/>
    </style:style>
    <style:style style:name="co42" style:family="table-column">
      <style:table-column-properties fo:break-before="auto" style:column-width="1.8327in"/>
    </style:style>
    <style:style style:name="co47" style:family="table-column">
      <style:table-column-properties fo:break-before="auto" style:column-width="1.8646in"/>
    </style:style>
    <style:style style:name="co48" style:family="table-column">
      <style:table-column-properties fo:break-before="auto" style:column-width="2.1083in"/>
    </style:style>
    <style:style style:name="co49" style:family="table-column">
      <style:table-column-properties fo:break-before="auto" style:column-width="1.9709in"/>
    </style:style>
    <style:style style:name="co50" style:family="table-column">
      <style:table-column-properties fo:break-before="auto" style:column-width="1.0165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44" style:family="table-row">
      <style:table-row-properties style:row-height="0.4972in" fo:break-before="auto" style:use-optimal-row-height="false"/>
    </style:style>
    <style:style style:name="ro51" style:family="table-row">
      <style:table-row-properties style:row-height="0.5283in" fo:break-before="auto" style:use-optimal-row-height="false"/>
    </style:style>
    <style:style style:name="ro77" style:family="table-row">
      <style:table-row-properties style:row-height="0.4866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78" style:family="table-row">
      <style:table-row-properties style:row-height="0.7252in" fo:break-before="auto" style:use-optimal-row-height="false"/>
    </style:style>
    <style:style style:name="ro11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0.352in" fo:break-before="auto" style:use-optimal-row-height="false"/>
    </style:style>
    <style:style style:name="ro16" style:family="table-row">
      <style:table-row-properties style:row-height="3.3366in" fo:break-before="auto" style:use-optimal-row-height="true"/>
    </style:style>
    <style:style style:name="ro17" style:family="table-row">
      <style:table-row-properties style:row-height="1.2335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8083in" fo:break-before="auto" style:use-optimal-row-height="true"/>
    </style:style>
    <style:style style:name="ro20" style:family="table-row">
      <style:table-row-properties style:row-height="0.5075in" fo:break-before="auto" style:use-optimal-row-height="false"/>
    </style:style>
    <style:style style:name="ro21" style:family="table-row">
      <style:table-row-properties style:row-height="0.5591in" fo:break-before="auto" style:use-optimal-row-height="false"/>
    </style:style>
    <style:style style:name="ro22" style:family="table-row">
      <style:table-row-properties style:row-height="0.539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2382in" fo:break-before="auto" style:use-optimal-row-height="false"/>
    </style:style>
    <style:style style:name="ro26" style:family="table-row">
      <style:table-row-properties style:row-height="0.2083in" fo:break-before="auto" style:use-optimal-row-height="fals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4.5291in" fo:break-before="auto" style:use-optimal-row-height="true"/>
    </style:style>
    <style:style style:name="ro30" style:family="table-row">
      <style:table-row-properties style:row-height="4.2181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0.798in" fo:break-before="auto" style:use-optimal-row-height="true"/>
    </style:style>
    <style:style style:name="ro33" style:family="table-row">
      <style:table-row-properties style:row-height="1.5752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972in" fo:break-before="auto" style:use-optimal-row-height="true"/>
    </style:style>
    <style:style style:name="ro36" style:family="table-row">
      <style:table-row-properties style:row-height="1.2638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39" style:family="table-row">
      <style:table-row-properties style:row-height="2.5075in" fo:break-before="auto" style:use-optimal-row-height="true"/>
    </style:style>
    <style:style style:name="ro40" style:family="table-row">
      <style:table-row-properties style:row-height="0.7772in" fo:break-before="auto" style:use-optimal-row-height="false"/>
    </style:style>
    <style:style style:name="ro41" style:family="table-row">
      <style:table-row-properties style:row-height="4.3736in" fo:break-before="auto" style:use-optimal-row-height="true"/>
    </style:style>
    <style:style style:name="ro42" style:family="table-row">
      <style:table-row-properties style:row-height="2.8189in" fo:break-before="auto" style:use-optimal-row-height="true"/>
    </style:style>
    <style:style style:name="ro43" style:family="table-row">
      <style:table-row-properties style:row-height="1.4193in" fo:break-before="auto" style:use-optimal-row-height="true"/>
    </style:style>
    <style:style style:name="ro45" style:family="table-row">
      <style:table-row-properties style:row-height="1.1602in" fo:break-before="auto" style:use-optimal-row-height="false"/>
    </style:style>
    <style:style style:name="ro46" style:family="table-row">
      <style:table-row-properties style:row-height="0.6634in" fo:break-before="auto" style:use-optimal-row-height="false"/>
    </style:style>
    <style:style style:name="ro47" style:family="table-row">
      <style:table-row-properties style:row-height="0.4453in" fo:break-before="auto" style:use-optimal-row-height="false"/>
    </style:style>
    <style:style style:name="ro48" style:family="table-row">
      <style:table-row-properties style:row-height="2.3217in" fo:break-before="auto" style:use-optimal-row-height="false"/>
    </style:style>
    <style:style style:name="ro49" style:family="table-row">
      <style:table-row-properties style:row-height="1.3472in" fo:break-before="auto" style:use-optimal-row-height="false"/>
    </style:style>
    <style:style style:name="ro50" style:family="table-row">
      <style:table-row-properties style:row-height="0.4146in" fo:break-before="auto" style:use-optimal-row-height="false"/>
    </style:style>
    <style:style style:name="ro52" style:family="table-row">
      <style:table-row-properties style:row-height="0.6425in" fo:break-before="auto" style:use-optimal-row-height="false"/>
    </style:style>
    <style:style style:name="ro53" style:family="table-row">
      <style:table-row-properties style:row-height="0.798in" fo:break-before="auto" style:use-optimal-row-height="false"/>
    </style:style>
    <style:style style:name="ro54" style:family="table-row">
      <style:table-row-properties style:row-height="0.5181in" fo:break-before="auto" style:use-optimal-row-height="false"/>
    </style:style>
    <style:style style:name="ro55" style:family="table-row">
      <style:table-row-properties style:row-height="0.7874in" fo:break-before="auto" style:use-optimal-row-height="false"/>
    </style:style>
    <style:style style:name="ro56" style:family="table-row">
      <style:table-row-properties style:row-height="0.8909in" fo:break-before="auto" style:use-optimal-row-height="false"/>
    </style:style>
    <style:style style:name="ro57" style:family="table-row">
      <style:table-row-properties style:row-height="0.6319in" fo:break-before="auto" style:use-optimal-row-height="false"/>
    </style:style>
    <style:style style:name="ro58" style:family="table-row">
      <style:table-row-properties style:row-height="0.5902in" fo:break-before="auto" style:use-optimal-row-height="false"/>
    </style:style>
    <style:style style:name="ro59" style:family="table-row">
      <style:table-row-properties style:row-height="0.611in" fo:break-before="auto" style:use-optimal-row-height="false"/>
    </style:style>
    <style:style style:name="ro60" style:family="table-row">
      <style:table-row-properties style:row-height="0.8701in" fo:break-before="auto" style:use-optimal-row-height="false"/>
    </style:style>
    <style:style style:name="ro61" style:family="table-row">
      <style:table-row-properties style:row-height="0.6217in" fo:break-before="auto" style:use-optimal-row-height="false"/>
    </style:style>
    <style:style style:name="ro62" style:family="table-row">
      <style:table-row-properties style:row-height="0.4764in" fo:break-before="auto" style:use-optimal-row-height="false"/>
    </style:style>
    <style:style style:name="ro63" style:family="table-row">
      <style:table-row-properties style:row-height="0.5693in" fo:break-before="auto" style:use-optimal-row-height="false"/>
    </style:style>
    <style:style style:name="ro64" style:family="table-row">
      <style:table-row-properties style:row-height="1.2228in" fo:break-before="auto" style:use-optimal-row-height="false"/>
    </style:style>
    <style:style style:name="ro65" style:family="table-row">
      <style:table-row-properties style:row-height="1.3681in" fo:break-before="auto" style:use-optimal-row-height="false"/>
    </style:style>
    <style:style style:name="ro66" style:family="table-row">
      <style:table-row-properties style:row-height="0.5492in" fo:break-before="auto" style:use-optimal-row-height="false"/>
    </style:style>
    <style:style style:name="ro67" style:family="table-row">
      <style:table-row-properties style:row-height="1.0256in" fo:break-before="auto" style:use-optimal-row-height="false"/>
    </style:style>
    <style:style style:name="ro68" style:family="table-row">
      <style:table-row-properties style:row-height="1.078in" fo:break-before="auto" style:use-optimal-row-height="false"/>
    </style:style>
    <style:style style:name="ro69" style:family="table-row">
      <style:table-row-properties style:row-height="1.3161in" fo:break-before="auto" style:use-optimal-row-height="false"/>
    </style:style>
    <style:style style:name="ro70" style:family="table-row">
      <style:table-row-properties style:row-height="0.9118in" fo:break-before="auto" style:use-optimal-row-height="false"/>
    </style:style>
    <style:style style:name="ro71" style:family="table-row">
      <style:table-row-properties style:row-height="0.9535in" fo:break-before="auto" style:use-optimal-row-height="false"/>
    </style:style>
    <style:style style:name="ro72" style:family="table-row">
      <style:table-row-properties style:row-height="0.7354in" fo:break-before="auto" style:use-optimal-row-height="false"/>
    </style:style>
    <style:style style:name="ro73" style:family="table-row">
      <style:table-row-properties style:row-height="0.6839in" fo:break-before="auto" style:use-optimal-row-height="false"/>
    </style:style>
    <style:style style:name="ro74" style:family="table-row">
      <style:table-row-properties style:row-height="1.202in" fo:break-before="auto" style:use-optimal-row-height="false"/>
    </style:style>
    <style:style style:name="ro75" style:family="table-row">
      <style:table-row-properties style:row-height="1.1811in" fo:break-before="auto" style:use-optimal-row-height="false"/>
    </style:style>
    <style:style style:name="ro76" style:family="table-row">
      <style:table-row-properties style:row-height="1.0571in" fo:break-before="auto" style:use-optimal-row-height="false"/>
    </style:style>
    <style:style style:name="ro79" style:family="table-row">
      <style:table-row-properties style:row-height="1.2744in" fo:break-before="auto" style:use-optimal-row-height="false"/>
    </style:style>
    <style:style style:name="ro80" style:family="table-row">
      <style:table-row-properties style:row-height="0.6528in" fo:break-before="auto" style:use-optimal-row-height="false"/>
    </style:style>
    <style:style style:name="ro81" style:family="table-row">
      <style:table-row-properties style:row-height="0.8189in" fo:break-before="auto" style:use-optimal-row-height="false"/>
    </style:style>
    <style:style style:name="ro82" style:family="table-row">
      <style:table-row-properties style:row-height="1.2437in" fo:break-before="auto" style:use-optimal-row-height="false"/>
    </style:style>
    <style:style style:name="ro83" style:family="table-row">
      <style:table-row-properties style:row-height="0.9327in" fo:break-before="auto" style:use-optimal-row-height="false"/>
    </style:style>
    <style:style style:name="ro84" style:family="table-row">
      <style:table-row-properties style:row-height="1.0984in" fo:break-before="auto" style:use-optimal-row-height="false"/>
    </style:style>
    <style:style style:name="ro85" style:family="table-row">
      <style:table-row-properties style:row-height="1.067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normal" style:font-name-complex="Arial1" style:font-weight-complex="normal"/>
    </style:style>
    <style:style style:name="ce51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52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5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name-complex="Arial1" style:font-size-complex="10pt"/>
    </style:style>
    <style:style style:name="ce5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fo:background-color="#e6e6ff" fo:border="0.0008in solid #000000"/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0" style:family="table-cell" style:parent-style-name="Normal_5f_Sheet1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61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64" style:family="table-cell" style:parent-style-name="Default">
      <style:text-properties fo:font-size="10pt" style:font-size-asian="10pt" style:font-size-complex="10pt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6pt" fo:font-style="normal" fo:text-shadow="none" style:text-underline-style="none" fo:font-weight="bold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00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0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0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05" style:family="table-cell" style:parent-style-name="Default">
      <style:table-cell-properties fo:wrap-option="wrap" style:vertical-align="top"/>
      <style:text-properties fo:font-size="10pt"/>
    </style:style>
    <style:style style:name="ce206" style:family="table-cell" style:parent-style-name="Default">
      <style:table-cell-properties fo:wrap-option="wrap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10" style:family="table-cell" style:parent-style-name="Default">
      <style:table-cell-properties fo:background-color="#e6e6ff" fo:wrap-option="wrap" fo:border="0.0008in solid #000000"/>
    </style:style>
    <style:style style:name="ce211" style:family="table-cell" style:parent-style-name="Default">
      <style:table-cell-properties fo:wrap-option="wrap"/>
      <style:text-properties fo:font-size="10pt"/>
    </style:style>
    <style:style style:name="ce2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1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1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ce4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6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>
      <style:table-cell-properties style:vertical-align="top"/>
    </style:style>
    <style:style style:name="ce9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ext-properties style:font-name="Arial3" fo:font-size="10pt" fo:font-weight="normal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3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44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4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56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78" style:family="table-cell" style:parent-style-name="Default">
      <style:text-properties style:font-name="Arial3" fo:font-size="10pt" fo:font-weight="bold" style:font-name-asian="Arial" style:font-size-asian="10pt"/>
    </style:style>
    <style:style style:name="ce179" style:family="table-cell" style:parent-style-name="Default">
      <style:text-properties fo:font-weight="bold"/>
    </style:style>
    <style:style style:name="ce180" style:family="table-cell" style:parent-style-name="Default">
      <style:table-cell-properties style:vertical-align="top"/>
      <style:text-properties style:font-name="Arial3" fo:font-size="10pt" fo:font-weight="bold"/>
    </style:style>
    <style:style style:name="ce181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82" style:family="table-cell" style:parent-style-name="Default">
      <style:table-cell-properties style:vertical-align="top"/>
      <style:text-properties fo:font-weight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2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1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2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28" style:family="table-cell" style:parent-style-name="Default">
      <style:text-properties fo:font-size="10pt"/>
    </style:style>
    <style:style style:name="ce229" style:family="table-cell" style:parent-style-name="Default">
      <style:text-properties style:font-name="Arial3" fo:font-size="10pt" fo:font-weight="normal" style:font-name-asian="Arial" style:font-size-asian="10pt"/>
    </style:style>
    <style:style style:name="ce230" style:family="table-cell" style:parent-style-name="Default">
      <style:text-properties style:font-name="Arial3" fo:font-size="10pt" fo:font-weight="bold"/>
    </style:style>
    <style:style style:name="ce231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4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7" style:family="text">
      <style:text-properties style:font-name="Tahoma1" fo:font-size="12pt"/>
    </style:style>
    <style:style style:name="T3" style:family="text">
      <style:text-properties style:font-name="Arial1" style:font-name-asian="ＭＳ Ｐゴシック" style:font-name-complex="Arial1"/>
    </style:style>
    <style:style style:name="T4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8" style:family="text">
      <style:text-properties style:font-name="Arial1" style:font-name-asian="ＭＳ Ｐゴシック" style:font-size-asian="11pt" style:font-name-complex="Arial1" style:font-size-complex="11pt"/>
    </style:style>
    <style:style style:name="T9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style:font-name="Arial" fo:language="en" fo:country="US" style:font-name-asian="ＭＳ Ｐゴシック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5" style:family="text">
      <style:text-properties style:font-name="Arial3" style:font-name-asian="Tahoma1" style:font-name-complex="Arial1"/>
    </style:style>
    <style:style style:name="T16" style:family="text">
      <style:text-properties fo:font-weight="bold"/>
    </style:style>
    <style:style style:name="T17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5" table:number-columns-repeated="249" table:default-cell-style-name="Default"/>
        <table:table-row table:style-name="ro1">
          <table:table-cell table:style-name="ce45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0"/>
          <table:table-cell table:style-name="ce76"/>
          <table:table-cell table:style-name="ce89"/>
          <table:table-cell table:style-name="ce45" table:number-columns-repeated="251"/>
          <table:table-cell/>
        </table:table-row>
        <table:table-row table:style-name="ro1" table:number-rows-repeated="4">
          <table:table-cell table:style-name="ce46"/>
          <table:table-cell table:number-columns-repeated="2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1" office:value-type="string">
            <text:p>PLF 3.0 User Stories</text:p>
          </table:table-cell>
          <table:table-cell table:style-name="ce77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Version:</text:p>
          </table:table-cell>
          <table:table-cell table:style-name="ce78" office:value-type="string">
            <text:p>1.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Issue date:</text:p>
          </table:table-cell>
          <table:table-cell table:style-name="ce79" office:value-type="string">
            <text:p>05/Sep/2011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Project Name:</text:p>
          </table:table-cell>
          <table:table-cell table:style-name="ce80" office:value-type="string" table:number-columns-spanned="2" table:number-rows-spanned="1">
            <text:p>Platform 3.0.x</text:p>
          </table:table-cell>
          <table:covered-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Project Code:</text:p>
          </table:table-cell>
          <table:table-cell table:style-name="ce81" office:value-type="string">
            <text:p>PLF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Total Cases:</text:p>
          </table:table-cell>
          <table:table-cell table:style-name="ce82" table:formula="of:=SUM([Integration_Features.C4:System_Administration.C4])" office:value-type="float" office:value="46">
            <text:p>4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Test Status</text:p>
          </table:table-cell>
          <table:table-cell table:style-name="ce83" office:value-type="string">
            <text:p>Passed</text:p>
          </table:table-cell>
          <table:table-cell table:style-name="ce91" office:value-type="string" table:number-columns-spanned="2" table:number-rows-spanned="1">
            <text:p><text:s/>Test is OK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/>
          <table:table-cell table:style-name="ce83" office:value-type="string">
            <text:p>Blocked</text:p>
          </table:table-cell>
          <table:table-cell table:style-name="ce92" office:value-type="string" table:number-columns-spanned="2" table:number-rows-spanned="1">
            <text:p>Could not run the test (another bug is blocking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/>
          <table:table-cell table:style-name="ce83" office:value-type="string">
            <text:p>Failed</text:p>
          </table:table-cell>
          <table:table-cell table:style-name="ce93" office:value-type="string" table:number-columns-spanned="2" table:number-rows-spanned="1">
            <text:p>Test failed, a bug is entered on it (please add the bug ID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">
          <table:table-cell table:style-name="ce47"/>
          <table:table-cell table:style-name="ce72"/>
          <table:table-cell table:style-name="ce83" office:value-type="string">
            <text:p>N/A</text:p>
          </table:table-cell>
          <table:table-cell table:style-name="ce93" office:value-type="string">
            <text:p>Test is not possible to run on this version </text:p>
          </table:table-cell>
          <table:table-cell table:number-columns-repeated="4"/>
          <table:table-cell table:style-name="ce47" table:number-columns-repeated="247"/>
          <table:table-cell/>
        </table:table-row>
        <table:table-row table:style-name="ro1" table:number-rows-repeated="2">
          <table:table-cell table:style-name="ce47"/>
          <table:table-cell/>
          <table:table-cell table:style-name="ce84"/>
          <table:table-cell table:style-name="ce94"/>
          <table:table-cell table:number-columns-repeated="4"/>
          <table:table-cell table:style-name="ce47" table:number-columns-repeated="247"/>
          <table:table-cell/>
        </table:table-row>
        <table:table-row table:style-name="ro1">
          <table:table-cell table:style-name="ce47"/>
          <table:table-cell table:style-name="ce73" office:value-type="string">
            <text:p>Record of change:</text:p>
          </table:table-cell>
          <table:table-cell table:style-name="ce85"/>
          <table:table-cell table:style-name="ce89"/>
          <table:table-cell table:style-name="ce45" table:number-columns-repeated="3"/>
          <table:table-cell/>
          <table:table-cell table:style-name="ce47" table:number-columns-repeated="247"/>
          <table:table-cell/>
        </table:table-row>
        <table:table-row table:style-name="ro15">
          <table:table-cell table:style-name="ce69"/>
          <table:table-cell table:style-name="ce74" office:value-type="string">
            <text:p>Effective Date</text:p>
          </table:table-cell>
          <table:table-cell table:style-name="ce86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86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/>
          <table:table-cell table:style-name="ce69" table:number-columns-repeated="247"/>
          <table:table-cell/>
        </table:table-row>
        <table:table-row table:style-name="ro16">
          <table:table-cell table:style-name="ce69"/>
          <table:table-cell table:style-name="ce75" office:value-type="string">
            <text:p>19/Aug/2010</text:p>
          </table:table-cell>
          <table:table-cell table:style-name="ce87" office:value-type="string">
            <text:p>1.0</text:p>
          </table:table-cell>
          <table:table-cell table:style-name="ce96" office:value-type="string">
            <text:p>INT_IDE_01</text:p>
            <text:p>INT_IDE_02</text:p>
            <text:p>INT_IDE_03</text:p>
            <text:p><text:span text:style-name="T3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4">INT_KS_ANS_01</text:span></text:p>
            <text:p><text:span text:style-name="T4">INT_KS_ANS_02</text:span></text:p>
            <text:p><text:span text:style-name="T4">BUI_WEL_01</text:span></text:p>
            <text:p><text:span text:style-name="T4">BUI_WEL_01.001</text:span></text:p>
            <text:p><text:span text:style-name="T4">BUI_WEL_01.002</text:span></text:p>
            <text:p><text:span text:style-name="T4">BUI_WEL_01.003</text:span></text:p>
            <text:p><text:span text:style-name="T4">BUI_WEL_01.004</text:span></text:p>
            <text:p><text:span text:style-name="T4">BUI_AWI_01</text:span></text:p>
            <text:p><text:span text:style-name="T4">BUI_AIW_02.001</text:span></text:p>
            <text:p><text:span text:style-name="T4">BUI_AIW_03.001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69" table:number-columns-repeated="247"/>
          <table:table-cell/>
        </table:table-row>
        <table:table-row table:style-name="ro17">
          <table:table-cell table:style-name="ce69"/>
          <table:table-cell table:style-name="ce75" office:value-type="string">
            <text:p>26/Nov/2010</text:p>
          </table:table-cell>
          <table:table-cell table:style-name="ce87" office:value-type="string">
            <text:p>1.1</text:p>
          </table:table-cell>
          <table:table-cell table:style-name="ce96" office:value-type="string">
            <text:p><text:span text:style-name="T5"/></text:p>
            <text:p><text:span text:style-name="T4">SYS_SPR_01</text:span></text:p>
            <text:p><text:span text:style-name="T4">SYS_SPR_02</text:span></text:p>
            <text:p><text:span text:style-name="T4">SYS_SPR_03</text:span></text:p>
            <text:p><text:span text:style-name="T4">SYS_SPR_04</text:span></text:p>
            <text:p><text:span text:style-name="T4">SYS_SPR_05</text:span></text:p>
            <text:p><text:span text:style-name="T4">SYS_SPR_06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 table:style-name="ce45"/>
          <table:table-cell table:style-name="ce69" table:number-columns-repeated="247"/>
          <table:table-cell/>
        </table:table-row>
        <table:table-row table:style-name="ro18">
          <table:table-cell table:style-name="ce47"/>
          <table:table-cell table:style-name="ce75" office:value-type="string">
            <text:p>29/Nov/2010</text:p>
          </table:table-cell>
          <table:table-cell table:style-name="ce87" office:value-type="string">
            <text:p>1.2</text:p>
          </table:table-cell>
          <table:table-cell table:style-name="ce97" office:value-type="string">
            <text:p>Update:</text:p>
            <text:p>INT_COL_CAL_01</text:p>
          </table:table-cell>
          <table:table-cell table:style-name="ce105" office:value-type="string">
            <text:p>an.nguyen</text:p>
          </table:table-cell>
          <table:table-cell table:style-name="ce105"/>
          <table:table-cell table:style-name="ce109"/>
          <table:table-cell table:style-name="ce47" table:number-columns-repeated="248"/>
          <table:table-cell/>
        </table:table-row>
        <table:table-row table:style-name="ro19">
          <table:table-cell table:style-name="ce47"/>
          <table:table-cell table:style-name="ce75" office:value-type="string">
            <text:p>03/Dec/2010</text:p>
          </table:table-cell>
          <table:table-cell table:style-name="ce87" office:value-type="string">
            <text:p>1.3</text:p>
          </table:table-cell>
          <table:table-cell table:style-name="ce98" office:value-type="string">
            <text:p>Add new test:</text:p>
            <text:p><text:span text:style-name="T8">INT_CNT_01</text:span></text:p>
            <text:p><text:span text:style-name="T8">INT_CNT_02</text:span></text:p>
            <text:p><text:span text:style-name="T8">INT_CNT_03</text:span></text:p>
            <text:p><text:span text:style-name="T8">INT_CNT_04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">
          <table:table-cell table:style-name="ce47"/>
          <table:table-cell table:style-name="ce75" office:value-type="string">
            <text:p>13/Dec/2010</text:p>
          </table:table-cell>
          <table:table-cell table:style-name="ce87" office:value-type="string">
            <text:p>1.4</text:p>
          </table:table-cell>
          <table:table-cell table:style-name="ce99" office:value-type="string">
            <text:p>INT_CNT_05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8">
          <table:table-cell table:style-name="ce47"/>
          <table:table-cell table:style-name="ce75" office:value-type="string">
            <text:p>23/Dec/2010</text:p>
          </table:table-cell>
          <table:table-cell table:style-name="ce87" office:value-type="string">
            <text:p>1.5</text:p>
          </table:table-cell>
          <table:table-cell table:style-name="ce100" office:value-type="string">
            <text:p>Update Referential Normalization for PLF base on PLF 3.0.2 feedback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9">
          <table:table-cell table:style-name="ce47"/>
          <table:table-cell table:style-name="ce75" office:value-type="string">
            <text:p>05/Sep/2011</text:p>
          </table:table-cell>
          <table:table-cell table:style-name="ce87" office:value-type="string">
            <text:p>1.6</text:p>
          </table:table-cell>
          <table:table-cell table:style-name="ce101" office:value-type="string">
            <text:p>Add new test:</text:p>
            <text:p><text:span text:style-name="T9">USR_PLF_INT_IDE_05</text:span></text:p>
            <text:p><text:span text:style-name="T9">USR_PLF_INT_IDE_06</text:span></text:p>
            <text:p><text:span text:style-name="T9">USR_PLF_INT_CON_01.005</text:span></text:p>
            <text:p><text:span text:style-name="T9">USR_PLF_INT_CON_01.006</text:span></text:p>
          </table:table-cell>
          <table:table-cell table:style-name="ce105" office:value-type="string">
            <text:p>Hanh.Ly</text:p>
          </table:table-cell>
          <table:table-cell table:style-name="ce105"/>
          <table:table-cell table:style-name="ce111"/>
          <table:table-cell table:style-name="ce69"/>
          <table:table-cell table:style-name="ce47" table:number-columns-repeated="247"/>
          <table:table-cell/>
        </table:table-row>
        <table:table-row table:style-name="ro1">
          <table:table-cell table:style-name="ce47"/>
          <table:table-cell table:style-name="ce75"/>
          <table:table-cell table:style-name="ce87"/>
          <table:table-cell table:style-name="ce100"/>
          <table:table-cell table:style-name="ce105" table:number-columns-repeated="2"/>
          <table:table-cell table:style-name="ce110"/>
          <table:table-cell table:style-name="ce69"/>
          <table:table-cell table:style-name="ce47" table:number-columns-repeated="247"/>
          <table:table-cell/>
        </table:table-row>
        <table:table-row table:style-name="ro1">
          <table:table-cell table:style-name="ce47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 table:number-columns-repeated="248"/>
          <table:table-cell/>
        </table:table-row>
        <table:table-row table:style-name="ro1" table:number-rows-repeated="2">
          <table:table-cell table:style-name="ce45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">
          <table:table-cell table:style-name="ce45"/>
          <table:table-cell table:style-name="ce75"/>
          <table:table-cell table:style-name="ce87"/>
          <table:table-cell table:style-name="ce101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 table:number-columns-repeated="2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" table:number-rows-repeated="3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/>
          <table:table-cell table:style-name="ce45" table:number-columns-repeated="247"/>
          <table:table-cell/>
        </table:table-row>
        <table:table-row table:style-name="ro20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2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" table:number-rows-repeated="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3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" table:number-rows-repeated="11">
          <table:table-cell table:style-name="ce45" table:number-columns-repeated="2"/>
          <table:table-cell table:style-name="ce85"/>
          <table:table-cell table:style-name="ce89"/>
          <table:table-cell table:style-name="ce45" table:number-columns-repeated="251"/>
          <table:table-cell/>
        </table:table-row>
        <table:table-row table:style-name="ro1" table:number-rows-repeated="1048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12">
          <table:table-cell table:style-name="ce48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7">Based on Product </text:span><text:span text:style-name="T7">built version: PLF </text:span><text:span text:style-name="T7">3.0.x</text:span></text:p>
          </table:table-cell>
          <table:covered-table-cell table:style-name="ce55"/>
          <table:table-cell table:style-name="ce55" table:number-columns-repeated="4"/>
        </table:table-row>
        <table:table-row table:style-name="ro13">
          <table:table-cell table:style-name="ce49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67"/>
        </table:table-row>
        <table:table-row table:style-name="ro14">
          <table:table-cell table:style-name="ce50" office:value-type="string">
            <text:p>USR_PLF_INT_IDE_01.001</text:p>
          </table:table-cell>
          <table:table-cell table:style-name="ce56" office:value-type="string">
            <text:p>Edit and save a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High</text:p>
          </table:table-cell>
          <table:table-cell table:style-name="ce68" table:formula="of:=SUMPRODUCT(([.C4:.C541]=&quot;High&quot;)*([.D4:.D541]=&quot;x&quot;))" office:value-type="float" office:value="0">
            <text:p>0</text:p>
          </table:table-cell>
        </table:table-row>
        <table:table-row table:style-name="ro14">
          <table:table-cell table:style-name="ce50" office:value-type="string">
            <text:p>USR_PLF_INT_IDE_01.002</text:p>
          </table:table-cell>
          <table:table-cell table:style-name="ce56" office:value-type="string">
            <text:p>Add a new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Medium</text:p>
          </table:table-cell>
          <table:table-cell table:style-name="ce66" table:formula="of:=SUMPRODUCT(([.C4:.C541]=&quot;Medium&quot;)*([.D4:.D541]=&quot;x&quot;))" office:value-type="float" office:value="0">
            <text:p>0</text:p>
          </table:table-cell>
        </table:table-row>
        <table:table-row table:style-name="ro1">
          <table:table-cell table:style-name="ce51" office:value-type="string">
            <text:p>USR_PLF_INT_IDE_02.001</text:p>
          </table:table-cell>
          <table:table-cell table:style-name="ce56" office:value-type="string">
            <text:p>Try create simple gadget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Low</text:p>
          </table:table-cell>
          <table:table-cell table:style-name="ce68" table:formula="of:=SUMPRODUCT(([.C4:.C541]=&quot;Low&quot;)*([.D4:.D541]=&quot;x&quot;))" office:value-type="float" office:value="0">
            <text:p>0</text:p>
          </table:table-cell>
        </table:table-row>
        <table:table-row table:style-name="ro1">
          <table:table-cell table:style-name="ce52" office:value-type="string">
            <text:p>USR_PLF_INT_IDE_03.001</text:p>
          </table:table-cell>
          <table:table-cell table:style-name="ce57" office:value-type="string">
            <text:p>Try create simple REST Service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4.001</text:p>
          </table:table-cell>
          <table:table-cell table:style-name="ce58" office:value-type="string">
            <text:p>Shared groovy scripts library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1</text:p>
          </table:table-cell>
          <table:table-cell table:style-name="ce58" office:value-type="string">
            <text:p>Create new project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2</text:p>
          </table:table-cell>
          <table:table-cell table:style-name="ce58" office:value-type="string">
            <text:p>Create new file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1</text:p>
          </table:table-cell>
          <table:table-cell table:style-name="ce59" office:value-type="string">
            <text:p>Upload any 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2</text:p>
          </table:table-cell>
          <table:table-cell table:style-name="ce60" office:value-type="string">
            <text:p>Download and Upload Zipped Folder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1</text:p>
          </table:table-cell>
          <table:table-cell table:style-name="ce58" office:value-type="string">
            <text:p>Install CMIS Expert gadge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2</text:p>
          </table:table-cell>
          <table:table-cell table:style-name="ce58" office:value-type="string">
            <text:p>Browse Driv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3</text:p>
          </table:table-cell>
          <table:table-cell table:style-name="ce58" office:value-type="string">
            <text:p>Follow Symlink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4</text:p>
          </table:table-cell>
          <table:table-cell table:style-name="ce58" office:value-type="string">
            <text:p>Browse Categori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5</text:p>
          </table:table-cell>
          <table:table-cell table:style-name="ce61" office:value-type="string">
            <text:p>Versioning Documen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6</text:p>
          </table:table-cell>
          <table:table-cell table:style-name="ce61" office:value-type="string">
            <text:p>Query tes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2.001</text:p>
          </table:table-cell>
          <table:table-cell table:style-name="ce58" office:value-type="string">
            <text:p>Modify WCM template via CMI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SOC_01.001</text:p>
          </table:table-cell>
          <table:table-cell table:style-name="ce56" office:value-type="string">
            <text:p>Attach a DMS Document link to status upd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1</text:p>
          </table:table-cell>
          <table:table-cell table:style-name="ce56" office:value-type="string">
            <text:p>Detach a file to DM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1.001</text:p>
          </table:table-cell>
          <table:table-cell table:style-name="ce56" office:value-type="string">
            <text:p>Add a calendar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2.001</text:p>
          </table:table-cell>
          <table:table-cell table:style-name="ce58" office:value-type="string">
            <text:p>Publish Answers Activities in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1.001</text:p>
          </table:table-cell>
          <table:table-cell table:style-name="ce56" office:value-type="string">
            <text:p>As a space manager, I can add the Answers application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1</text:p>
          </table:table-cell>
          <table:table-cell table:style-name="ce56" office:value-type="string">
            <text:p>As a space user, my questions in the space Answers are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2</text:p>
          </table:table-cell>
          <table:table-cell table:style-name="ce56" office:value-type="string">
            <text:p>Publish answers to space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BUI_WEL_01.001</text:p>
          </table:table-cell>
          <table:table-cell table:style-name="ce56" office:value-type="string">
            <text:p>Check link to acme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2</text:p>
          </table:table-cell>
          <table:table-cell table:style-name="ce56" office:value-type="string">
            <text:p>Check link to intranet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3</text:p>
          </table:table-cell>
          <table:table-cell table:style-name="ce56" office:value-type="string">
            <text:p>Check access document from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4</text:p>
          </table:table-cell>
          <table:table-cell table:style-name="ce56" office:value-type="string">
            <text:p>Check access site from link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1.001</text:p>
          </table:table-cell>
          <table:table-cell table:style-name="ce56" office:value-type="string">
            <text:p>Check sign in intranet si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BUI_AIW_01.001</text:p>
          </table:table-cell>
          <table:table-cell table:style-name="ce56" office:value-type="string">
            <text:p>Check Register from Welcome page in public mod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3.001</text:p>
          </table:table-cell>
          <table:table-cell table:style-name="ce54" office:value-type="string">
            <text:p>View My stream, My friends activities and activities of my spac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1.001</text:p>
          </table:table-cell>
          <table:table-cell table:style-name="ce54" office:value-type="string">
            <text:p>Activate minimal pro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2.001</text:p>
          </table:table-cell>
          <table:table-cell table:style-name="ce54" office:value-type="string">
            <text:p>Activate workflow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1</text:p>
          </table:table-cell>
          <table:table-cell table:style-name="ce54" office:value-type="string">
            <text:p>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2</text:p>
          </table:table-cell>
          <table:table-cell table:style-name="ce54" office:value-type="string">
            <text:p>De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1</text:p>
          </table:table-cell>
          <table:table-cell table:style-name="ce54" office:value-type="string">
            <text:p>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2</text:p>
          </table:table-cell>
          <table:table-cell table:style-name="ce54" office:value-type="string">
            <text:p>De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1</text:p>
          </table:table-cell>
          <table:table-cell table:style-name="ce54" office:value-type="string">
            <text:p>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2</text:p>
          </table:table-cell>
          <table:table-cell table:style-name="ce54" office:value-type="string">
            <text:p>De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1</text:p>
          </table:table-cell>
          <table:table-cell table:style-name="ce54" office:value-type="string">
            <text:p>Remove samples on Tomca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2</text:p>
          </table:table-cell>
          <table:table-cell table:style-name="ce54" office:value-type="string">
            <text:p>Remove samples on Jbos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number-columns-repeated="197" table:default-cell-style-name="Default"/>
        <table:table-row table:style-name="ro24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Passed</text:p>
          </table:table-cell>
          <table:table-cell table:style-name="ce175" table:formula="of:=COUNTIF([.K$7:.K$1064];[.$J1])" office:value-type="float" office:value="6">
            <text:p>6</text:p>
          </table:table-cell>
          <table:table-cell table:style-name="ce175" table:formula="of:=COUNTIF([.L$7:.L$1064];[.$J1])" office:value-type="float" office:value="6">
            <text:p>6</text:p>
          </table:table-cell>
          <table:table-cell table:style-name="ce175" table:formula="of:=COUNTIF([.M$7:.M$1064];[.$J1])" office:value-type="float" office:value="0">
            <text:p>0</text:p>
          </table:table-cell>
          <table:table-cell table:style-name="ce175" table:formula="of:=COUNTIF([.N$7:.N$1064];[.$J1])" office:value-type="float" office:value="0">
            <text:p>0</text:p>
          </table:table-cell>
          <table:table-cell table:style-name="ce177" table:number-columns-repeated="192"/>
          <table:table-cell table:number-columns-repeated="2"/>
        </table:table-row>
        <table:table-row table:style-name="ro24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Failed</text:p>
          </table:table-cell>
          <table:table-cell table:style-name="ce175" table:formula="of:=COUNTIF([.K$7:.K$1064];[.$J2])" office:value-type="float" office:value="0">
            <text:p>0</text:p>
          </table:table-cell>
          <table:table-cell table:style-name="ce175" table:formula="of:=COUNTIF([.L$7:.L$1064];[.$J2])" office:value-type="float" office:value="0">
            <text:p>0</text:p>
          </table:table-cell>
          <table:table-cell table:style-name="ce175" table:formula="of:=COUNTIF([.M$7:.M$1064];[.$J2])" office:value-type="float" office:value="0">
            <text:p>0</text:p>
          </table:table-cell>
          <table:table-cell table:style-name="ce175" table:formula="of:=COUNTIF([.N$7:.N$1064];[.$J2])" office:value-type="float" office:value="0">
            <text:p>0</text:p>
          </table:table-cell>
          <table:table-cell table:style-name="ce175" table:number-columns-repeated="3"/>
          <table:table-cell table:style-name="ce177" table:number-columns-repeated="189"/>
          <table:table-cell table:number-columns-repeated="2"/>
        </table:table-row>
        <table:table-row table:style-name="ro25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4"/>
          <table:table-cell table:style-name="ce171"/>
          <table:table-cell table:style-name="ce175" office:value-type="string">
            <text:p>Blocked</text:p>
          </table:table-cell>
          <table:table-cell table:style-name="ce175" table:formula="of:=COUNTIF([.K$7:.K$1064];[.$J3])" office:value-type="float" office:value="0">
            <text:p>0</text:p>
          </table:table-cell>
          <table:table-cell table:style-name="ce175" table:formula="of:=COUNTIF([.L$7:.L$1064];[.$J3])" office:value-type="float" office:value="0">
            <text:p>0</text:p>
          </table:table-cell>
          <table:table-cell table:style-name="ce175" table:formula="of:=COUNTIF([.M$7:.M$1064];[.$J3])" office:value-type="float" office:value="0">
            <text:p>0</text:p>
          </table:table-cell>
          <table:table-cell table:style-name="ce175" table:formula="of:=COUNTIF([.N$7:.N$1064];[.$J3])" office:value-type="float" office:value="0">
            <text:p>0</text:p>
          </table:table-cell>
          <table:table-cell table:style-name="ce175" table:number-columns-repeated="3"/>
          <table:table-cell table:style-name="ce177" table:number-columns-repeated="189"/>
          <table:table-cell table:number-columns-repeated="2"/>
        </table:table-row>
        <table:table-row table:style-name="ro26">
          <table:table-cell/>
          <table:table-cell table:style-name="ce118" office:value-type="string">
            <text:p>Total main cases</text:p>
          </table:table-cell>
          <table:table-cell table:style-name="ce128" table:formula="of:=MAX([.A7:.A1163])" office:value-type="float" office:value="28" table:number-columns-spanned="3" table:number-rows-spanned="1">
            <text:p>28</text:p>
          </table:table-cell>
          <table:covered-table-cell table:style-name="ce134"/>
          <table:covered-table-cell table:style-name="ce128"/>
          <table:table-cell table:number-columns-repeated="2"/>
          <table:table-cell table:style-name="ce164"/>
          <table:table-cell table:style-name="ce171"/>
          <table:table-cell table:style-name="ce176" office:value-type="string">
            <text:p>Untested</text:p>
          </table:table-cell>
          <table:table-cell table:style-name="ce175" table:formula="of:=COUNTIF([.K$7:.K$1064];[.$J4])" office:value-type="float" office:value="0">
            <text:p>0</text:p>
          </table:table-cell>
          <table:table-cell table:style-name="ce175" table:formula="of:=COUNTIF([.L$7:.L$1064];[.$J4])" office:value-type="float" office:value="0">
            <text:p>0</text:p>
          </table:table-cell>
          <table:table-cell table:style-name="ce175" table:formula="of:=COUNTIF([.M$7:.M$1064];[.$J4])" office:value-type="float" office:value="0">
            <text:p>0</text:p>
          </table:table-cell>
          <table:table-cell table:style-name="ce175" table:formula="of:=COUNTIF([.N$7:.N$1064];[.$J4])" office:value-type="float" office:value="0">
            <text:p>0</text:p>
          </table:table-cell>
          <table:table-cell table:style-name="ce175" table:number-columns-repeated="3"/>
          <table:table-cell table:style-name="ce177" table:number-columns-repeated="189"/>
          <table:table-cell table:number-columns-repeated="2"/>
        </table:table-row>
        <table:table-row table:style-name="ro24">
          <table:table-cell/>
          <table:table-cell table:style-name="ce119"/>
          <table:table-cell table:style-name="ce129" table:number-columns-repeated="6"/>
          <table:table-cell table:style-name="ce172"/>
          <table:table-cell office:value-type="string">
            <text:p>N/A</text:p>
          </table:table-cell>
          <table:table-cell table:style-name="ce175" table:formula="of:=COUNTIF([.K$7:.K$1064];[.$J5])" office:value-type="float" office:value="0">
            <text:p>0</text:p>
          </table:table-cell>
          <table:table-cell table:style-name="ce175" table:formula="of:=COUNTIF([.L$7:.L$1064];[.$J5])" office:value-type="float" office:value="0">
            <text:p>0</text:p>
          </table:table-cell>
          <table:table-cell table:style-name="ce175" table:formula="of:=COUNTIF([.M$7:.M$1064];[.$J5])" office:value-type="float" office:value="0">
            <text:p>0</text:p>
          </table:table-cell>
          <table:table-cell table:style-name="ce175" table:formula="of:=COUNTIF([.N$7:.N$1064];[.$J5])" office:value-type="float" office:value="0">
            <text:p>0</text:p>
          </table:table-cell>
          <table:table-cell table:style-name="ce175" table:number-columns-repeated="3"/>
          <table:table-cell table:style-name="ce129" table:number-columns-repeated="189"/>
          <table:table-cell table:number-columns-repeated="2"/>
        </table:table-row>
        <table:table-row table:style-name="ro9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6"/>
          <table:table-cell table:style-name="ce178" table:number-columns-repeated="188"/>
          <table:table-cell table:style-name="ce179"/>
        </table:table-row>
        <table:table-row table:style-name="ro27" table:visibility="filter">
          <table:table-cell table:style-name="ce114" office:value-type="float" office:value="1">
            <text:p>001</text:p>
          </table:table-cell>
          <table:table-cell table:style-name="ce121" office:value-type="string">
            <text:p>USR_PLF_INT_IDE_01</text:p>
          </table:table-cell>
          <table:table-cell table:style-name="ce131" office:value-type="float" office:value="1">
            <text:p>001</text:p>
          </table:table-cell>
          <table:table-cell table:style-name="ce135" office:value-type="string">
            <text:p>Integration Features\IDE\Develop WCM Templates</text:p>
          </table:table-cell>
          <table:table-cell table:style-name="ce139" office:value-type="string">
            <text:p>Edit and save a WCM template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 &amp; administrators group)</text:p>
          </table:table-cell>
          <table:table-cell table:style-name="ce14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Group --&gt; Developer's page → IDE</text:p>
          </table:table-cell>
          <table:table-cell table:style-name="ce140" office:value-type="string">
            <text:p>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40" office:value-type="string">
            <text:p>Dms-system workspace &amp; its nodes are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4: Open file</text:p>
          </table:table-cell>
          <table:table-cell table:style-name="ce160" office:value-type="string">
            <text:p>In the left tree I browse and open : /exo:ecm/views/templates/Content List Viewer/list/OneColumnCLVTemplate.gtmpl</text:p>
          </table:table-cell>
          <table:table-cell table:style-name="ce140" office:value-type="string">
            <text:p>The fil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 table:visibility="filter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5: Change file content</text:p>
          </table:table-cell>
          <table:table-cell table:style-name="ce160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40" office:value-type="string">
            <text:p>Change is sav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6: Check the change</text:p>
          </table:table-cell>
          <table:table-cell table:style-name="ce160" office:value-type="string">
            <text:p>- Go to Home page of acme site</text:p>
          </table:table-cell>
          <table:table-cell table:style-name="ce160" office:value-type="string">
            <text:p>Change of the template is affected in Latest News (Latest News eXo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39" office:value-type="string">
            <text:p>Add a new WCM template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In toolbar I click on My Spaces &gt; Developers &gt; IDE</text:p>
          </table:table-cell>
          <table:table-cell table:style-name="ce160" office:value-type="string">
            <text:p>IDE 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60" office:value-type="string">
            <text:p>Dms-system workspace &amp; its nodes are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4: Show add new template form</text:p>
          </table:table-cell>
          <table:table-cell table:style-name="ce160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60" office:value-type="string">
            <text:p>A blank .gtmpl fil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 table:visibility="filter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5: Add new template</text:p>
          </table:table-cell>
          <table:table-cell table:style-name="ce160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60" office:value-type="string">
            <text:p>New fil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6: Show edit page by wizard</text:p>
          </table:table-cell>
          <table:table-cell table:style-name="ce160" office:value-type="string">
            <text:p>- Go to acme site Home page</text:p>
            <text:p>- Go to Site Editor → Edit page</text:p>
          </table:table-cell>
          <table:table-cell table:style-name="ce160" office:value-type="string">
            <text:p>Edit page wizard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7: Add portlet into page</text:p>
          </table:table-cell>
          <table:table-cell table:style-name="ce160" office:value-type="string">
            <text:p>Drag &amp; drop Content List portlet to the bottom of the page</text:p>
          </table:table-cell>
          <table:table-cell table:style-name="ce160" office:value-type="string">
            <text:p>The portlet is added into pag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8: Show form to edit portlet</text:p>
          </table:table-cell>
          <table:table-cell table:style-name="ce160" office:value-type="string">
            <text:p>Click edit portlet icon (Content List)</text:p>
          </table:table-cell>
          <table:table-cell table:style-name="ce160" office:value-type="string">
            <text:p>Content List config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1" table:visibility="filter">
          <table:table-cell table:style-name="ce11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9: Select properties for portlet</text:p>
          </table:table-cell>
          <table:table-cell table:style-name="ce160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60" office:value-type="string">
            <text:p>Chang on portlet is sav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10: Check after config portlet</text:p>
          </table:table-cell>
          <table:table-cell table:style-name="ce160" office:value-type="string">
            <text:p>- Click Save editing page</text:p>
          </table:table-cell>
          <table:table-cell table:style-name="ce160" office:value-type="string">
            <text:p>- Back to Home page</text:p>
            <text:p>- There's portlet with text Hello from eXo ID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21" office:value-type="string">
            <text:p>USR_PLF_INT_IDE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Gadgets</text:p>
          </table:table-cell>
          <table:table-cell table:style-name="ce139" office:value-type="string">
            <text:p>Try create simple gadget and deploy it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)</text:p>
          </table:table-cell>
          <table:table-cell table:style-name="ce14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My Spaces --&gt; Developer's page → IDE</text:p>
          </table:table-cell>
          <table:table-cell table:style-name="ce140" office:value-type="string">
            <text:p>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0" office:value-type="string">
            <text:p>Dev-monit workspace &amp; its nodes are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4: Add gadget</text:p>
          </table:table-cell>
          <table:table-cell table:style-name="ce160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65" office:value-type="string">
            <text:p>New "HelloWorld_gadget.xml" fil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5: Preview added gadget</text:p>
          </table:table-cell>
          <table:table-cell table:style-name="ce160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60" office:value-type="string">
            <text:p>Hello, world! <text:s/>Is displayed in Gadget Preview tab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3" table:visibility="filter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6: Deploy gadget</text:p>
          </table:table-cell>
          <table:table-cell table:style-name="ce160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65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7: Check added gadget in Gate In</text:p>
          </table:table-cell>
          <table:table-cell table:style-name="ce140" office:value-type="string">
            <text:p>- Go to My Spaces -&gt; Administration -&gt; Application Registry</text:p>
            <text:p>- Select Gadget category</text:p>
          </table:table-cell>
          <table:table-cell table:style-name="ce140" office:value-type="string">
            <text:p>There's "Hello, World!" in gadget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23" office:value-type="string">
            <text:p>USR_PLF_INT_IDE_03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)</text:p>
          </table:table-cell>
          <table:table-cell table:style-name="ce14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Group --&gt; Developer's page → IDE</text:p>
          </table:table-cell>
          <table:table-cell table:style-name="ce140" office:value-type="string">
            <text:p>Pag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0" office:value-type="string">
            <text:p>Dev-monit workspace &amp; its nodes are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4: Open new groovy file to add new rest service</text:p>
          </table:table-cell>
          <table:table-cell table:style-name="ce160" office:value-type="string">
            <text:p>In the IDE portlet:</text:p>
            <text:p>- Goto File -&gt; New -&gt; REST Service</text:p>
          </table:table-cell>
          <table:table-cell table:style-name="ce140" office:value-type="string">
            <text:p>1 groovy fil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5: Save file</text:p>
          </table:table-cell>
          <table:table-cell table:style-name="ce160" office:value-type="string">
            <text:p><text:span text:style-name="T11">- Change content with the path: <text:s/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40" office:value-type="string">
            <text:p>1 groovy file is added &amp;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6: Deploy</text:p>
          </table:table-cell>
          <table:table-cell table:style-name="ce140" office:value-type="string">
            <text:p>- Go to Run -&gt; Deploy</text:p>
          </table:table-cell>
          <table:table-cell table:style-name="ce160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7: Show Launch REST Service form</text:p>
          </table:table-cell>
          <table:table-cell table:style-name="ce140" office:value-type="string">
            <text:p>- Run -&gt; Launch REST Service</text:p>
          </table:table-cell>
          <table:table-cell table:style-name="ce160" office:value-type="string">
            <text:p>Launch REST Service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5" table:visibility="filter">
          <table:table-cell table:style-name="ce11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8: Send</text:p>
          </table:table-cell>
          <table:table-cell table:style-name="ce140" office:value-type="string">
            <text:p>- In opened window push "Send" button</text:p>
          </table:table-cell>
          <table:table-cell table:style-name="ce160" office:value-type="string">
            <text:p><text:span text:style-name="T14">- Check the service result work in IDE 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23" office:value-type="string">
            <text:p>USR_PLF_INT_IDE_04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Share groovy scripts</text:p>
          </table:table-cell>
          <table:table-cell table:style-name="ce135" office:value-type="string">
            <text:p>Shared groovy scripts library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3: Show add new groovy script form</text:p>
          </table:table-cell>
          <table:table-cell table:style-name="ce140" office:value-type="string">
            <text:p>Goto File -&gt; New -&gt; Groovy Script</text:p>
          </table:table-cell>
          <table:table-cell table:style-name="ce160" office:value-type="string">
            <text:p>A blank .groovy fil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6" table:visibility="filter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4: Save file</text:p>
          </table:table-cell>
          <table:table-cell table:style-name="ce140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60" office:value-type="string">
            <text:p>File is sav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5: Validate file</text:p>
          </table:table-cell>
          <table:table-cell table:style-name="ce140" office:value-type="string">
            <text:p>- Go to Run --&gt; Validate</text:p>
          </table:table-cell>
          <table:table-cell table:style-name="ce160" office:value-type="string">
            <text:p>Out put: [INFO] file_dep1.groovy validated successfully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6: Show add new rest service form</text:p>
          </table:table-cell>
          <table:table-cell table:style-name="ce140" office:value-type="string">
            <text:p>Goto File -&gt; New -&gt; REST Service</text:p>
          </table:table-cell>
          <table:table-cell table:style-name="ce160" office:value-type="string">
            <text:p>Another groovy file is opened with default cont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7" table:visibility="filter">
          <table:table-cell table:style-name="ce11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7: Save file</text:p>
          </table:table-cell>
          <table:table-cell table:style-name="ce140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57" office:value-type="string">
            <text:p>MySharedGroovyTest.groovy is sav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8: Deploy</text:p>
          </table:table-cell>
          <table:table-cell table:style-name="ce136" office:value-type="string">
            <text:p>Run -&gt; Deploy</text:p>
          </table:table-cell>
          <table:table-cell table:style-name="ce160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9" table:visibility="filter">
          <table:table-cell table:style-name="ce11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9: Launch</text:p>
          </table:table-cell>
          <table:table-cell table:style-name="ce140" office:value-type="string">
            <text:p>Run -&gt; Launch REST Service</text:p>
          </table:table-cell>
          <table:table-cell table:style-name="ce160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23" office:value-type="string">
            <text:p>USR_PLF_INT_IDE_05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from any template</text:p>
          </table:table-cell>
          <table:table-cell table:style-name="ce135" office:value-type="string">
            <text:p>Create new project from templat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3: Show add new project from template</text:p>
          </table:table-cell>
          <table:table-cell table:style-name="ce140" office:value-type="string">
            <text:p>Goto File -&gt; New -&gt; Project From Template</text:p>
          </table:table-cell>
          <table:table-cell table:style-name="ce160" office:value-type="string">
            <text:p>A project templat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56" office:value-type="string">
            <text:p>Step 4: Create new project from template</text:p>
          </table:table-cell>
          <table:table-cell table:style-name="ce140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60" office:value-type="string">
            <text:p>New project is crea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5" office:value-type="string">
            <text:p>Create new file from templat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3: Show add new file from template</text:p>
          </table:table-cell>
          <table:table-cell table:style-name="ce140" office:value-type="string">
            <text:p>Goto File -&gt; New -&gt; File From Template</text:p>
          </table:table-cell>
          <table:table-cell table:style-name="ce160" office:value-type="string">
            <text:p>A file templat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56" office:value-type="string">
            <text:p>Step 4: Create new file from template</text:p>
          </table:table-cell>
          <table:table-cell table:style-name="ce140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60" office:value-type="string">
            <text:p>New file is crea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23" office:value-type="string">
            <text:p>USR_PLF_INT_IDE_06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Upload any file</text:p>
          </table:table-cell>
          <table:table-cell table:style-name="ce143" office:value-type="string">
            <text:p>Upload any Fil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56" office:value-type="string">
            <text:p>Step 3: Upload a file</text:p>
          </table:table-cell>
          <table:table-cell table:style-name="ce140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60" office:value-type="string">
            <text:p>New file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56" office:value-type="string">
            <text:p>Step 4: Check upload file content</text:p>
          </table:table-cell>
          <table:table-cell table:style-name="ce140" office:value-type="string">
            <text:p>Select uploaded file</text:p>
          </table:table-cell>
          <table:table-cell table:style-name="ce160" office:value-type="string">
            <text:p>Content of uploaded file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5" office:value-type="string">
            <text:p>Download and Upload Zipped Folder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3: Create files</text:p>
          </table:table-cell>
          <table:table-cell table:style-name="ce140" office:value-type="string">
            <text:p>- Go to File -&gt; New</text:p>
            <text:p>- Create any 3 files</text:p>
          </table:table-cell>
          <table:table-cell table:style-name="ce160" office:value-type="string">
            <text:p>Files are crea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4: Download Zipped Folder</text:p>
          </table:table-cell>
          <table:table-cell table:style-name="ce140" office:value-type="string">
            <text:p>- Goto File -&gt; Download Zipped Folder</text:p>
            <text:p>- Choose path to download file in your machine</text:p>
          </table:table-cell>
          <table:table-cell table:style-name="ce160" office:value-type="string">
            <text:p>File is down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5: Delete files</text:p>
          </table:table-cell>
          <table:table-cell table:style-name="ce140" office:value-type="string">
            <text:p>Delete all created files in dev-monit workspace </text:p>
          </table:table-cell>
          <table:table-cell table:style-name="ce160" office:value-type="string">
            <text:p>Files are dele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0" table:visibility="filter">
          <table:table-cell table:style-name="ce11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6: Upload Zipped Folder</text:p>
          </table:table-cell>
          <table:table-cell table:style-name="ce140" office:value-type="string">
            <text:p><text:span text:style-name="T12">- Go to File -&gt; Upload Zipped Folder </text:span></text:p>
            <text:p><text:span text:style-name="T12">- Choose just downloaded archive dev-monit.zip.</text:span></text:p>
            <text:p><text:span text:style-name="T12"/></text:p>
          </table:table-cell>
          <table:table-cell table:style-name="ce160" office:value-type="string">
            <text:p>3 files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010</text:p>
          </table:table-cell>
          <table:table-cell table:style-name="ce123" office:value-type="string">
            <text:p>USR_PLF_INT_CON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Browse WCM via CMIS\Install CMIS Expert gadget</text:p>
          </table:table-cell>
          <table:table-cell table:style-name="ce135" office:value-type="string">
            <text:p>Install CMIS Expert gadget</text:p>
          </table:table-cell>
          <table:table-cell table:style-name="ce136" office:value-type="string">
            <text:p>Step 1: Open form to add gadget</text:p>
          </table:table-cell>
          <table:table-cell table:style-name="ce140" office:value-type="string">
            <text:p>- Login by admin</text:p>
            <text:p>- Go to My Spaces -&gt;Portal Administration -&gt; Application Registry</text:p>
          </table:table-cell>
          <table:table-cell table:style-name="ce160" office:value-type="string">
            <text:p>Application registry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2: Add gadget</text:p>
          </table:table-cell>
          <table:table-cell table:style-name="ce14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0" office:value-type="string">
            <text:p>New Gadget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3: Add the gadget to Gadgets category</text:p>
          </table:table-cell>
          <table:table-cell table:style-name="ce140" office:value-type="string">
            <text:p>- Click on "Click here to add into categories" and enable checkbox <text:span text:style-name="T13">Gadgets</text:span></text:p>
          </table:table-cell>
          <table:table-cell table:style-name="ce160" office:value-type="string">
            <text:p>Add gadget into category is do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4: Import application</text:p>
          </table:table-cell>
          <table:table-cell table:style-name="ce140" office:value-type="string">
            <text:p>- Go to Categories and do Import Applications</text:p>
          </table:table-cell>
          <table:table-cell table:style-name="ce160" office:value-type="string">
            <text:p>Applications are imported &amp; listed in left pa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1" table:visibility="filter">
          <table:table-cell table:style-name="ce11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5: Add page with CMIS</text:p>
          </table:table-cell>
          <table:table-cell table:style-name="ce140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0" office:value-type="string">
            <text:p>New page with CMIS is added &amp; well display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011</text:p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35" office:value-type="string">
            <text:p>Integration Features\Content\Browse Drives</text:p>
          </table:table-cell>
          <table:table-cell table:style-name="ce135" office:value-type="string">
            <text:p>Browse Drive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3" table:visibility="filter">
          <table:table-cell table:style-name="ce115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3: Check content inside CMISexpert &amp; Content Explorer</text:p>
          </table:table-cell>
          <table:table-cell table:style-name="ce140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60" office:value-type="string">
            <text:p>Content in CMISexpert and Content Explorer are the sam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012</text:p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3">
            <text:p>003</text:p>
          </table:table-cell>
          <table:table-cell table:style-name="ce135" office:value-type="string">
            <text:p>Integration Features\Content\Follow Symlinks</text:p>
          </table:table-cell>
          <table:table-cell table:style-name="ce135" office:value-type="string">
            <text:p>Follow Symlink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2: Upload file</text:p>
          </table:table-cell>
          <table:table-cell table:style-name="ce140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60" office:value-type="string">
            <text:p>File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3: Check uploaded file in CMIS</text:p>
          </table:table-cell>
          <table:table-cell table:style-name="ce140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57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4: Check content of uploaded file &amp; its symlink</text:p>
          </table:table-cell>
          <table:table-cell table:style-name="ce140" office:value-type="string">
            <text:p>- Browse /acme/web contents then folder to current date</text:p>
            <text:p>- Select uploaded file</text:p>
          </table:table-cell>
          <table:table-cell table:style-name="ce157" office:value-type="string">
            <text:p>This file &amp; the symlink at step 3 has the same cont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013</text:p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135" office:value-type="string">
            <text:p>Integration Features\Content\Browse Categories</text:p>
          </table:table-cell>
          <table:table-cell table:style-name="ce135" office:value-type="string">
            <text:p>Browse Categorie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</table:table-cell>
          <table:table-cell table:style-name="ce160" office:value-type="string">
            <text:p>Login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8];6;FIND(&quot;:&quot;;[.F78];1)-FIND(&quot; &quot;;[.F78];1)-1))&gt;VALUE(MID([.F77];6;FIND(&quot;:&quot;;[.F77];1)-FIND(&quot; &quot;;[.F77];1)-1));[.C77];[.C77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2: Upload file</text:p>
          </table:table-cell>
          <table:table-cell table:style-name="ce140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57" office:value-type="string">
            <text:p>File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9];6;FIND(&quot;:&quot;;[.F79];1)-FIND(&quot; &quot;;[.F79];1)-1))&gt;VALUE(MID([.F78];6;FIND(&quot;:&quot;;[.F78];1)-FIND(&quot; &quot;;[.F78];1)-1));[.C78];[.C78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In Content Explorer go to folder /acme/documents</text:p>
            <text:p>- Upload any file (e.g. document.txt) to documents</text:p>
          </table:table-cell>
          <table:table-cell table:style-name="ce157" office:value-type="string">
            <text:p>File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4: Change category</text:p>
          </table:table-cell>
          <table:table-cell table:style-name="ce157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57" office:value-type="string">
            <text:p>Selected categories are listed in Referenced categories tab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5: Check in CMIS</text:p>
          </table:table-cell>
          <table:table-cell table:style-name="ce157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57" office:value-type="string">
            <text:p>There're 2 uploaded files at step 2 &amp; 3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6: Check listing file</text:p>
          </table:table-cell>
          <table:table-cell table:style-name="ce157" office:value-type="string">
            <text:p>- Go to folder /acme/categories/acme/Special Offers</text:p>
          </table:table-cell>
          <table:table-cell table:style-name="ce157" office:value-type="string">
            <text:p>There's only uploaded file at step 3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7: Check if first uploaded file stored in /acme/web contents/</text:p>
          </table:table-cell>
          <table:table-cell table:style-name="ce157" office:value-type="string">
            <text:p>Browse /acme/web contents/</text:p>
          </table:table-cell>
          <table:table-cell table:style-name="ce157" office:value-type="string">
            <text:p>There's uploaded file at step 2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8: Check if the second uploaded file stored in /acme/documents</text:p>
          </table:table-cell>
          <table:table-cell table:style-name="ce157" office:value-type="string">
            <text:p>Browse /acme/documents</text:p>
          </table:table-cell>
          <table:table-cell table:style-name="ce157" office:value-type="string">
            <text:p>There's uploaded file at step 3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014</text:p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5">
            <text:p>005</text:p>
          </table:table-cell>
          <table:table-cell table:style-name="ce135" office:value-type="string">
            <text:p>Integration Features\Content\Versioning Document</text:p>
          </table:table-cell>
          <table:table-cell table:style-name="ce135" office:value-type="string">
            <text:p>Versioning Document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60" office:value-type="string">
            <text:p>File is uploaded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4: Check out and view all versions</text:p>
          </table:table-cell>
          <table:table-cell table:style-name="ce157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66" office:value-type="string">
            <text:p>Check is the pwc and latest version are pres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5: Cancel check out</text:p>
          </table:table-cell>
          <table:table-cell table:style-name="ce157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66" office:value-type="string">
            <text:p>Check that the only latest version is pres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015</text:p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0];6;FIND(&quot;:&quot;;[.F90];1)-FIND(&quot; &quot;;[.F90];1)-1))&gt;VALUE(MID([.F89];6;FIND(&quot;:&quot;;[.F89];1)-FIND(&quot; &quot;;[.F89];1)-1));[.C89];[.C89]+1)" office:value-type="float" office:value="6">
            <text:p>006</text:p>
          </table:table-cell>
          <table:table-cell table:style-name="ce135" office:value-type="string">
            <text:p>Integration Features\Content\Query test</text:p>
          </table:table-cell>
          <table:table-cell table:style-name="ce135" office:value-type="string">
            <text:p>Query test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60" office:value-type="string">
            <text:p>File is uploaded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4: Searching</text:p>
          </table:table-cell>
          <table:table-cell table:style-name="ce157" office:value-type="string">
            <text:p>- Enter any word from document's content into the search window</text:p>
            <text:p>- Press "Search" button</text:p>
          </table:table-cell>
          <table:table-cell table:style-name="ce157" office:value-type="string">
            <text:p>Document must appear in opened Search results tab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016</text:p>
          </table:table-cell>
          <table:table-cell table:style-name="ce122" office:value-type="string">
            <text:p>USR_PLF_INT_CON_07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Modify template</text:p>
          </table:table-cell>
          <table:table-cell table:style-name="ce135" office:value-type="string">
            <text:p>Modify WCM template via CMIS</text:p>
          </table:table-cell>
          <table:table-cell table:style-name="ce136" office:value-type="string">
            <text:p>Step 1: Go to CMISexpert page</text:p>
          </table:table-cell>
          <table:table-cell table:style-name="ce157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57" office:value-type="string">
            <text:p>CMISexpert page is shown proper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2: Select node</text:p>
          </table:table-cell>
          <table:table-cell table:style-name="ce157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57" office:value-type="string">
            <text:p>Sub nodes of “list” are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3: Download file</text:p>
          </table:table-cell>
          <table:table-cell table:style-name="ce157" office:value-type="string">
            <text:p>Double click on OneColumnCLVTemplate.gtmpl and save to local (e.g: exo-working folder)</text:p>
          </table:table-cell>
          <table:table-cell table:style-name="ce157" office:value-type="string">
            <text:p>File is down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1" table:visibility="filter">
          <table:table-cell table:style-name="ce115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4: Modify template</text:p>
          </table:table-cell>
          <table:table-cell table:style-name="ce157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57" office:value-type="string">
            <text:p>File is chang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5: Open the template</text:p>
          </table:table-cell>
          <table:table-cell table:style-name="ce136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57" office:value-type="string">
            <text:p>Templat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6: View node properties</text:p>
          </table:table-cell>
          <table:table-cell table:style-name="ce136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57" office:value-type="string">
            <text:p>Properties Management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2" table:visibility="filter">
          <table:table-cell table:style-name="ce115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7: Upload modified local file</text:p>
          </table:table-cell>
          <table:table-cell table:style-name="ce136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57" office:value-type="string">
            <text:p>Command is don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8: Check change applied from the local file</text:p>
          </table:table-cell>
          <table:table-cell table:style-name="ce157" office:value-type="string">
            <text:p>- Go to the home page of Acme</text:p>
          </table:table-cell>
          <table:table-cell table:style-name="ce157" office:value-type="string">
            <text:p>There's link to eXo site on portlet header (Latest News on the right)</text:p>
            <text:p/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017</text:p>
          </table:table-cell>
          <table:table-cell table:style-name="ce123" office:value-type="string">
            <text:p>USR_PLF_INT_SOC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SOC\Share a Document in Stream</text:p>
          </table:table-cell>
          <table:table-cell table:style-name="ce139" office:value-type="string">
            <text:p>Attach a DMS Document link to status update</text:p>
          </table:table-cell>
          <table:table-cell table:style-name="ce136" office:value-type="string">
            <text:p>Step 1: Create DMS document</text:p>
          </table:table-cell>
          <table:table-cell table:style-name="ce140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40" office:value-type="string">
            <text:p>File is uploa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2: Show form to select document to share</text:p>
          </table:table-cell>
          <table:table-cell table:style-name="ce140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65" office:value-type="string">
            <text:p>Select node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3: Select node</text:p>
          </table:table-cell>
          <table:table-cell table:style-name="ce140" office:value-type="string">
            <text:p>- Browse Public folder from left pane</text:p>
            <text:p>- Click icon to select uploaded file at step 1 in right pane</text:p>
          </table:table-cell>
          <table:table-cell table:style-name="ce140" office:value-type="string">
            <text:p>The document is listed &amp; ready to be shar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4: Share document</text:p>
          </table:table-cell>
          <table:table-cell table:style-name="ce140" office:value-type="string">
            <text:p>Click Share</text:p>
          </table:table-cell>
          <table:table-cell table:style-name="ce165" office:value-type="string">
            <text:p>A new activity is created. It contains a link to download to the document.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3" table:visibility="filter">
          <table:table-cell table:style-name="ce115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018</text:p>
          </table:table-cell>
          <table:table-cell table:style-name="ce123" office:value-type="string">
            <text:p>USR_PLF_INT_MAL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7" office:value-type="string">
            <text:p>Detach a file to DMS</text:p>
          </table:table-cell>
          <table:table-cell table:style-name="ce136" office:value-type="string">
            <text:p>Step 1: Add new mail account</text:p>
          </table:table-cell>
          <table:table-cell table:style-name="ce14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0" office:value-type="string">
            <text:p>New mail account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2: Check mail from server</text:p>
          </table:table-cell>
          <table:table-cell table:style-name="ce140" office:value-type="string">
            <text:p>Click Get Mail</text:p>
          </table:table-cell>
          <table:table-cell table:style-name="ce140" office:value-type="string">
            <text:p>- Get Mail action is done</text:p>
            <text:p>- Mails from server are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3: View mail with attachment</text:p>
          </table:table-cell>
          <table:table-cell table:style-name="ce140" office:value-type="string">
            <text:p>Click on the mail contains attachment</text:p>
          </table:table-cell>
          <table:table-cell table:style-name="ce140" office:value-type="string">
            <text:p>Mail content is displayed at the bottom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4: Open form to Save attachment to sever</text:p>
          </table:table-cell>
          <table:table-cell table:style-name="ce140" office:value-type="string">
            <text:p>In the Attachment part of mail detail: click Save to DMS</text:p>
          </table:table-cell>
          <table:table-cell table:style-name="ce140" office:value-type="string">
            <text:p>Save a file to server form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5: Select path to store the attachment</text:p>
          </table:table-cell>
          <table:table-cell table:style-name="ce140" office:value-type="string">
            <text:p>- Select Private drive from left pane then click icon to select a folder from right pane to store the attachment</text:p>
          </table:table-cell>
          <table:table-cell table:style-name="ce140" office:value-type="string">
            <text:p>A message is shown to alert save attachment successfully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6: Check after saved</text:p>
            <text:p/>
          </table:table-cell>
          <table:table-cell table:style-name="ce140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40" office:value-type="string">
            <text:p>There's the attachment file in the mail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019</text:p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2];6;FIND(&quot;:&quot;;[.F112];1)-FIND(&quot; &quot;;[.F112];1)-1))&gt;VALUE(MID([.F111];6;FIND(&quot;:&quot;;[.F111];1)-FIND(&quot; &quot;;[.F111];1)-1));[.C111];[.C111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7" office:value-type="string">
            <text:p>Attach a file from server while composing new mail</text:p>
          </table:table-cell>
          <table:table-cell table:style-name="ce157" office:value-type="string">
            <text:p>Step 1: Add document</text:p>
          </table:table-cell>
          <table:table-cell table:style-name="ce157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7" office:value-type="string">
            <text:p>Document/upload fil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3" table:visibility="filter">
          <table:table-cell table:style-name="ce115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2: Add new mail account</text:p>
          </table:table-cell>
          <table:table-cell table:style-name="ce14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0" office:value-type="string">
            <text:p>New mail account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4];6;FIND(&quot;:&quot;;[.F114];1)-FIND(&quot; &quot;;[.F114];1)-1))&gt;VALUE(MID([.F113];6;FIND(&quot;:&quot;;[.F113];1)-FIND(&quot; &quot;;[.F113];1)-1));[.C113];[.C113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3: Show form to compose new mail</text:p>
          </table:table-cell>
          <table:table-cell table:style-name="ce140" office:value-type="string">
            <text:p>Click Write Mail</text:p>
          </table:table-cell>
          <table:table-cell table:style-name="ce140" office:value-type="string">
            <text:p>Compose a new message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4: Show form to select document</text:p>
          </table:table-cell>
          <table:table-cell table:style-name="ce140" office:value-type="string">
            <text:p>Click Attach a server file</text:p>
          </table:table-cell>
          <table:table-cell table:style-name="ce140" office:value-type="string">
            <text:p>Attach a file from server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6];6;FIND(&quot;:&quot;;[.F116];1)-FIND(&quot; &quot;;[.F116];1)-1))&gt;VALUE(MID([.F115];6;FIND(&quot;:&quot;;[.F115];1)-FIND(&quot; &quot;;[.F115];1)-1));[.C115];[.C115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5: Select file to attach</text:p>
          </table:table-cell>
          <table:table-cell table:style-name="ce140" office:value-type="string">
            <text:p>Browse Private drive from left pane &amp; select any file from right pane</text:p>
          </table:table-cell>
          <table:table-cell table:style-name="ce140" office:value-type="string">
            <text:p>Selected file is listed in attachments list in compose mail form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7];6;FIND(&quot;:&quot;;[.F117];1)-FIND(&quot; &quot;;[.F117];1)-1))&gt;VALUE(MID([.F116];6;FIND(&quot;:&quot;;[.F116];1)-FIND(&quot; &quot;;[.F116];1)-1));[.C116];[.C116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6: Send mail</text:p>
          </table:table-cell>
          <table:table-cell table:style-name="ce140" office:value-type="string">
            <text:p>- Input receiver, mail subject, content &amp; click Send</text:p>
          </table:table-cell>
          <table:table-cell table:style-name="ce140" office:value-type="string">
            <text:p>Mail is sent with attached fil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020</text:p>
          </table:table-cell>
          <table:table-cell table:style-name="ce123" office:value-type="string">
            <text:p>USR_PLF_INT_CAL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Space Calendar</text:p>
          </table:table-cell>
          <table:table-cell table:style-name="ce147" office:value-type="string">
            <text:p>Add a calendar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1];6;FIND(&quot;:&quot;;[.F121];1)-FIND(&quot; &quot;;[.F121];1)-1))&gt;VALUE(MID([.F120];6;FIND(&quot;:&quot;;[.F120];1)-FIND(&quot; &quot;;[.F120];1)-1));[.C120];[.C120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40" office:value-type="string">
            <text:p>Added Calendar portlet appears in Applications list of current space with name was added more random number</text:p>
            <text:p><text:span text:style-name="T15">(besides, there's another calendar for space created automatically right after the space is added)</text:span>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5: Check after adding calendar into space</text:p>
          </table:table-cell>
          <table:table-cell table:style-name="ce140" office:value-type="string">
            <text:p>- Go to Added calendar application</text:p>
            <text:p/>
          </table:table-cell>
          <table:table-cell table:style-name="ce157" office:value-type="string">
            <text:p>- Calendar is display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021</text:p>
          </table:table-cell>
          <table:table-cell table:style-name="ce123" office:value-type="string">
            <text:p>USR_PLF_INT_CAL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Publish Calendar Activities in Stream</text:p>
          </table:table-cell>
          <table:table-cell table:style-name="ce147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1: Add space</text:p>
          </table:table-cell>
          <table:table-cell table:style-name="ce140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57" office:value-type="string">
            <text:p>- A new calendar for space is added <text:span text:style-name="T16">(</text:span>besides, there's another calendar for space created automatically right after the space is added<text:span text:style-name="T16">)</text:span>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his space disappears from Publics list &amp; is <text:s/>listed in Pendings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5: Add event</text:p>
          </table:table-cell>
          <table:table-cell table:style-name="ce140" office:value-type="string">
            <text:p>- "john" open calendar application</text:p>
            <text:p>- Add new event on added calendar of joined space</text:p>
          </table:table-cell>
          <table:table-cell table:style-name="ce157" office:value-type="string">
            <text:p>New event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8];6;FIND(&quot;:&quot;;[.F128];1)-FIND(&quot; &quot;;[.F128];1)-1))&gt;VALUE(MID([.F127];6;FIND(&quot;:&quot;;[.F127];1)-FIND(&quot; &quot;;[.F127];1)-1));[.C127];[.C127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6: Check adding event as space activity</text:p>
          </table:table-cell>
          <table:table-cell table:style-name="ce140" office:value-type="string">
            <text:p>- "john" back to Home page</text:p>
            <text:p>- Click Spaces button</text:p>
          </table:table-cell>
          <table:table-cell table:style-name="ce157" office:value-type="string">
            <text:p>There's an activity for added even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022</text:p>
          </table:table-cell>
          <table:table-cell table:style-name="ce123" office:value-type="string">
            <text:p>USR_PLF_INT_FOR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KS\Space Forum</text:p>
          </table:table-cell>
          <table:table-cell table:style-name="ce147" office:value-type="string">
            <text:p>As a space manager, I can add a forum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40" office:value-type="string">
            <text:p>Forum portlet appears in Applications list of current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5: Check after adding Forum into space</text:p>
          </table:table-cell>
          <table:table-cell table:style-name="ce140" office:value-type="string">
            <text:p>- Back to Home page</text:p>
            <text:p>- Go to Forum application</text:p>
            <text:p/>
          </table:table-cell>
          <table:table-cell table:style-name="ce157" office:value-type="string">
            <text:p>A category and a default forum has been created for the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40" office:value-type="string">
            <text:p>Step 6: Check default moderator on added Forum of space</text:p>
          </table:table-cell>
          <table:table-cell table:style-name="ce140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4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023</text:p>
          </table:table-cell>
          <table:table-cell table:style-name="ce123" office:value-type="string">
            <text:p>USR_PLF_INT_FOR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39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1: Add space with Forum application</text:p>
          </table:table-cell>
          <table:table-cell table:style-name="ce140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40" office:value-type="string">
            <text:p>New space with Forum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his space disappears from Publics list &amp; is <text:s/>listed in Pendings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7];6;FIND(&quot;:&quot;;[.F137];1)-FIND(&quot; &quot;;[.F137];1)-1))&gt;VALUE(MID([.F136];6;FIND(&quot;:&quot;;[.F136];1)-FIND(&quot; &quot;;[.F136];1)-1));[.C136];[.C136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5: Jump to space forum</text:p>
          </table:table-cell>
          <table:table-cell table:style-name="ce140" office:value-type="string">
            <text:p>- Click on the new joined space in space list</text:p>
            <text:p>- Click Forum portlet in left pane</text:p>
          </table:table-cell>
          <table:table-cell table:style-name="ce140" office:value-type="string">
            <text:p>Forum portlet appears, focusing on the forum of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6: Start new topic as space member</text:p>
          </table:table-cell>
          <table:table-cell table:style-name="ce140" office:value-type="string">
            <text:p>- "john" click Start topic</text:p>
            <text:p>- Input needed value &amp; click Submit</text:p>
          </table:table-cell>
          <table:table-cell table:style-name="ce140" office:value-type="string">
            <text:p>New topic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7: Check updating activity in space</text:p>
          </table:table-cell>
          <table:table-cell table:style-name="ce140" office:value-type="string">
            <text:p>- "john" to to Home page</text:p>
          </table:table-cell>
          <table:table-cell table:style-name="ce140" office:value-type="string">
            <text:p>New activity is added for created topic (an activity will be created when a new post is added)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024</text:p>
          </table:table-cell>
          <table:table-cell table:style-name="ce123" office:value-type="string">
            <text:p>USR_PLF_INT_ANS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39" office:value-type="string">
            <text:p>As a space manager, I can add the Answers application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3];6;FIND(&quot;:&quot;;[.F143];1)-FIND(&quot; &quot;;[.F143];1)-1))&gt;VALUE(MID([.F142];6;FIND(&quot;:&quot;;[.F142];1)-FIND(&quot; &quot;;[.F142];1)-1));[.C142];[.C142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40" office:value-type="string">
            <text:p>Answer portlet appears in Applications list of current space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5: Check after adding Answer into space</text:p>
          </table:table-cell>
          <table:table-cell table:style-name="ce140" office:value-type="string">
            <text:p>- Click Answer Portlet from left pane</text:p>
            <text:p/>
          </table:table-cell>
          <table:table-cell table:style-name="ce157" office:value-type="string">
            <text:p>In the Answers application, a Category has been created for the space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7];6;FIND(&quot;:&quot;;[.F147];1)-FIND(&quot; &quot;;[.F147];1)-1))&gt;VALUE(MID([.F146];6;FIND(&quot;:&quot;;[.F146];1)-FIND(&quot; &quot;;[.F146];1)-1));[.C146];[.C146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40" office:value-type="string">
            <text:p>Step 6: Check default moderator on added Category in Answer of space</text:p>
          </table:table-cell>
          <table:table-cell table:style-name="ce140" office:value-type="string">
            <text:p>- In Answer application (focusing on space added category): click on Category <text:s/>in Action bar then select Edit</text:p>
          </table:table-cell>
          <table:table-cell table:style-name="ce14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 table:visibility="filter">
          <table:table-cell table:style-name="ce115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025</text:p>
          </table:table-cell>
          <table:table-cell table:style-name="ce123" office:value-type="string">
            <text:p>USR_PLF_INT_ANS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39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1: Add space with Answer application</text:p>
          </table:table-cell>
          <table:table-cell table:style-name="ce14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0" office:value-type="string">
            <text:p>New space with Answer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This space disappears from Publics list &amp; is <text:s/>listed in Pendings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2];6;FIND(&quot;:&quot;;[.F152];1)-FIND(&quot; &quot;;[.F152];1)-1))&gt;VALUE(MID([.F151];6;FIND(&quot;:&quot;;[.F151];1)-FIND(&quot; &quot;;[.F151];1)-1));[.C151];[.C151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5: Jump to space Answer</text:p>
          </table:table-cell>
          <table:table-cell table:style-name="ce140" office:value-type="string">
            <text:p>- Click on the new joined space in space list</text:p>
            <text:p>- Click Answer portlet in left pane</text:p>
          </table:table-cell>
          <table:table-cell table:style-name="ce140" office:value-type="string">
            <text:p>Answer portlet appears, focusing on the category of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6: Submit question</text:p>
          </table:table-cell>
          <table:table-cell table:style-name="ce140" office:value-type="string">
            <text:p>- "john" click Submit Question from action bar</text:p>
            <text:p>- Input needed value &amp; click Save</text:p>
          </table:table-cell>
          <table:table-cell table:style-name="ce140" office:value-type="string">
            <text:p>New question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4];6;FIND(&quot;:&quot;;[.F154];1)-FIND(&quot; &quot;;[.F154];1)-1))&gt;VALUE(MID([.F153];6;FIND(&quot;:&quot;;[.F153];1)-FIND(&quot; &quot;;[.F153];1)-1));[.C153];[.C153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7: Check updating activity in space</text:p>
          </table:table-cell>
          <table:table-cell table:style-name="ce140" office:value-type="string">
            <text:p>- "john" to to Home page</text:p>
          </table:table-cell>
          <table:table-cell table:style-name="ce140" office:value-type="string">
            <text:p>In the space activity stream, a new activity has been created, providing summary info about the question and a link to the questio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026</text:p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39" office:value-type="string">
            <text:p>Publish answers to space stream</text:p>
          </table:table-cell>
          <table:table-cell table:style-name="ce136" office:value-type="string">
            <text:p>Step 1: Add space with Answer application</text:p>
          </table:table-cell>
          <table:table-cell table:style-name="ce14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0" office:value-type="string">
            <text:p>New space with Answer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23" office:value-type="string">
            <text:p>USR_PLF_INT_ANS_02</text:p>
          </table:table-cell>
          <table:table-cell table:style-name="ce132" table:formula="of:=IF(VALUE(MID([.F156];6;FIND(&quot;:&quot;;[.F156];1)-FIND(&quot; &quot;;[.F156];1)-1))&gt;VALUE(MID([.F155];6;FIND(&quot;:&quot;;[.F155];1)-FIND(&quot; &quot;;[.F155];1)-1));[.C155];[.C155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2: Add question on space as member</text:p>
          </table:table-cell>
          <table:table-cell table:style-name="ce140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40" office:value-type="string">
            <text:p>New question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7];6;FIND(&quot;:&quot;;[.F157];1)-FIND(&quot; &quot;;[.F157];1)-1))&gt;VALUE(MID([.F156];6;FIND(&quot;:&quot;;[.F156];1)-FIND(&quot; &quot;;[.F156];1)-1));[.C156];[.C156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3: Answer question as member</text:p>
          </table:table-cell>
          <table:table-cell table:style-name="ce140" office:value-type="string">
            <text:p>- Login by "demo"</text:p>
            <text:p>- Send request to join added space by “root”</text:p>
          </table:table-cell>
          <table:table-cell table:style-name="ce157" office:value-type="string">
            <text:p>This space disappears from Publics list &amp; is <text:s/>listed in Pendings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8];6;FIND(&quot;:&quot;;[.F158];1)-FIND(&quot; &quot;;[.F158];1)-1))&gt;VALUE(MID([.F157];6;FIND(&quot;:&quot;;[.F157];1)-FIND(&quot; &quot;;[.F157];1)-1));[.C157];[.C157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4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57" office:value-type="string">
            <text:p>“demo” disappears from pending list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9];6;FIND(&quot;:&quot;;[.F159];1)-FIND(&quot; &quot;;[.F159];1)-1))&gt;VALUE(MID([.F158];6;FIND(&quot;:&quot;;[.F158];1)-FIND(&quot; &quot;;[.F158];1)-1));[.C158];[.C158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5: Check after being approved</text:p>
          </table:table-cell>
          <table:table-cell table:style-name="ce140" office:value-type="string">
            <text:p>- Back to "demo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0];6;FIND(&quot;:&quot;;[.F160];1)-FIND(&quot; &quot;;[.F160];1)-1))&gt;VALUE(MID([.F159];6;FIND(&quot;:&quot;;[.F159];1)-FIND(&quot; &quot;;[.F159];1)-1));[.C159];[.C159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6: Jump to space Answer</text:p>
          </table:table-cell>
          <table:table-cell table:style-name="ce140" office:value-type="string">
            <text:p>- Click on the new joined space in space list</text:p>
            <text:p>- Click Answer portlet in left pane</text:p>
          </table:table-cell>
          <table:table-cell table:style-name="ce140" office:value-type="string">
            <text:p>Answer portlet appears, focusing on the category of space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1];6;FIND(&quot;:&quot;;[.F161];1)-FIND(&quot; &quot;;[.F161];1)-1))&gt;VALUE(MID([.F160];6;FIND(&quot;:&quot;;[.F160];1)-FIND(&quot; &quot;;[.F160];1)-1));[.C160];[.C160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7: Answer the question as space member</text:p>
          </table:table-cell>
          <table:table-cell table:style-name="ce140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67" office:value-type="string">
            <text:p>The answer is added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8: Check updating activity in space</text:p>
          </table:table-cell>
          <table:table-cell table:style-name="ce140" office:value-type="string">
            <text:p>- "demo" go to Home page</text:p>
          </table:table-cell>
          <table:table-cell table:style-name="ce140" office:value-type="string">
            <text:p>In the space activity stream, a new activity has been created, providing summary info about the question and a link to the question</text:p>
          </table:table-cell>
          <table:table-cell table:style-name="ce173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027</text:p>
          </table:table-cell>
          <table:table-cell table:style-name="ce123" office:value-type="string">
            <text:p>USR_PLF_INT_WEB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WEBOS\Activate</text:p>
          </table:table-cell>
          <table:table-cell table:style-name="ce149" office:value-type="string">
            <text:p>Start with WebOS profile</text:p>
          </table:table-cell>
          <table:table-cell table:style-name="ce150" office:value-type="string">
            <text:p>Step 1: Run package</text:p>
          </table:table-cell>
          <table:table-cell table:style-name="ce161" office:value-type="string">
            <text:p>Start the product with ./start_eXo.sh default,webos (or ./start_eXo.bat default,webos)</text:p>
          </table:table-cell>
          <table:table-cell table:style-name="ce168" office:value-type="string">
            <text:p>Run successfully with no error</text:p>
          </table:table-cell>
          <table:table-cell table:style-name="ce173" office:value-type="string">
            <text:p>High</text:p>
          </table:table-cell>
          <table:table-cell table:number-columns-repeated="199"/>
        </table:table-row>
        <table:table-row table:style-name="ro9" table:visibility="filter">
          <table:table-cell table:style-name="ce115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4];6;FIND(&quot;:&quot;;[.F164];1)-FIND(&quot; &quot;;[.F164];1)-1))&gt;VALUE(MID([.F163];6;FIND(&quot;:&quot;;[.F163];1)-FIND(&quot; &quot;;[.F163];1)-1));[.C163];[.C163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 WebOS profile</text:p>
          </table:table-cell>
          <table:table-cell table:style-name="ce150" office:value-type="string">
            <text:p>Step 2: Login</text:p>
          </table:table-cell>
          <table:table-cell table:style-name="ce150" office:value-type="string">
            <text:p>Go to any portal and log in as a normal user (demo)</text:p>
          </table:table-cell>
          <table:table-cell table:style-name="ce150" office:value-type="string">
            <text:p>User login successfully. A "Desktop" link is in the user toolbar</text:p>
          </table:table-cell>
          <table:table-cell table:style-name="ce173" office:value-type="string">
            <text:p>High</text:p>
          </table:table-cell>
          <table:table-cell table:number-columns-repeated="199"/>
        </table:table-row>
        <table:table-row table:style-name="ro9" table:visibility="filter">
          <table:table-cell table:style-name="ce115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 WebOS profile</text:p>
          </table:table-cell>
          <table:table-cell table:style-name="ce150" office:value-type="string">
            <text:p>Step 3: Opens the WebOS mode</text:p>
          </table:table-cell>
          <table:table-cell table:style-name="ce150" office:value-type="string">
            <text:p>Clicking on the "Desktop" link</text:p>
          </table:table-cell>
          <table:table-cell table:style-name="ce150" office:value-type="string">
            <text:p>The WebOS mode is opened</text:p>
          </table:table-cell>
          <table:table-cell table:style-name="ce173" office:value-type="string">
            <text:p>High</text:p>
          </table:table-cell>
          <table:table-cell table:number-columns-repeated="199"/>
        </table:table-row>
        <table:table-row table:style-name="ro9" table:visibility="filter">
          <table:table-cell table:style-name="ce115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028</text:p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49" office:value-type="string">
            <text:p>Start without WebOS profile</text:p>
          </table:table-cell>
          <table:table-cell table:style-name="ce150" office:value-type="string">
            <text:p>Step 1: Run package</text:p>
          </table:table-cell>
          <table:table-cell table:style-name="ce161" office:value-type="string">
            <text:p>Start the product with ./start_eXo.sh default (or ./start_eXo.bat default)</text:p>
          </table:table-cell>
          <table:table-cell table:style-name="ce168" office:value-type="string">
            <text:p>Run successfully with no error</text:p>
          </table:table-cell>
          <table:table-cell table:style-name="ce173" office:value-type="string">
            <text:p>High</text:p>
          </table:table-cell>
          <table:table-cell table:number-columns-repeated="199"/>
        </table:table-row>
        <table:table-row table:style-name="ro9" table:visibility="filter">
          <table:table-cell table:style-name="ce115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out WebOS profile</text:p>
          </table:table-cell>
          <table:table-cell table:style-name="ce150" office:value-type="string">
            <text:p>Step 2: Login</text:p>
          </table:table-cell>
          <table:table-cell table:style-name="ce150" office:value-type="string">
            <text:p>Go to any portal and log in as a normal user (demo)</text:p>
          </table:table-cell>
          <table:table-cell table:style-name="ce150" office:value-type="string">
            <text:p>User login successfully. A "Desktop" link is NOT in the user toolbar</text:p>
          </table:table-cell>
          <table:table-cell table:style-name="ce173" office:value-type="string">
            <text:p>High</text:p>
          </table:table-cell>
          <table:table-cell table:number-columns-repeated="199"/>
        </table:table-row>
        <table:table-row table:style-name="ro1" table:number-rows-repeated="8">
          <table:table-cell table:number-columns-repeated="3"/>
          <table:table-cell table:style-name="ce64"/>
          <table:table-cell table:style-name="ce150" table:number-columns-repeated="4"/>
          <table:table-cell table:number-columns-repeated="200"/>
        </table:table-row>
        <table:table-row table:style-name="ro1" table:number-rows-repeated="16">
          <table:table-cell table:number-columns-repeated="3"/>
          <table:table-cell table:style-name="ce64" table:number-columns-repeated="5"/>
          <table:table-cell table:number-columns-repeated="200"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4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3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22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45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/>
          <table:table-cell table:style-name="ce162"/>
          <table:table-cell table:style-name="ce169"/>
          <table:table-cell table:style-name="ce174"/>
          <table:table-cell table:style-name="ce129" table:number-columns-repeated="198"/>
          <table:table-cell/>
        </table:table-row>
        <table:table-row table:style-name="ro46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1"/>
          <table:table-cell table:style-name="ce140"/>
          <table:table-cell table:style-name="ce162"/>
          <table:table-cell table:style-name="ce169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47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48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49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47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7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4"/>
          <table:table-cell table:style-name="ce132"/>
          <table:table-cell table:style-name="ce138"/>
          <table:table-cell table:style-name="ce153"/>
          <table:table-cell table:style-name="ce159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4"/>
          <table:table-cell table:style-name="ce132"/>
          <table:table-cell table:style-name="ce138"/>
          <table:table-cell table:style-name="ce154"/>
          <table:table-cell table:style-name="ce159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3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3"/>
          <table:table-cell table:style-name="ce140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3"/>
          <table:table-cell table:style-name="ce140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3"/>
          <table:table-cell table:style-name="ce140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5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3"/>
          <table:table-cell table:style-name="ce140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5"/>
          <table:table-cell table:style-name="ce132"/>
          <table:table-cell table:style-name="ce139" table:number-columns-repeated="2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3">
          <table:table-cell table:style-name="ce115"/>
          <table:table-cell table:style-name="ce125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5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3">
          <table:table-cell table:style-name="ce115"/>
          <table:table-cell table:style-name="ce125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174"/>
          <table:table-cell table:style-name="ce129" table:number-columns-repeated="198"/>
          <table:table-cell/>
        </table:table-row>
        <table:table-row table:style-name="ro1" table:number-rows-repeated="18">
          <table:table-cell table:number-columns-repeated="8"/>
          <table:table-cell table:style-name="ce171"/>
          <table:table-cell table:number-columns-repeated="199"/>
        </table:table-row>
        <table:table-row table:style-name="ro1" table:number-rows-repeated="11">
          <table:table-cell/>
          <table:table-cell table:style-name="ce126"/>
          <table:table-cell table:number-columns-repeated="6"/>
          <table:table-cell table:style-name="ce171"/>
          <table:table-cell table:number-columns-repeated="199"/>
        </table:table-row>
        <table:table-row table:style-name="ro1" table:number-rows-repeated="11">
          <table:table-cell table:number-columns-repeated="8"/>
          <table:table-cell table:style-name="ce171"/>
          <table:table-cell table:number-columns-repeated="199"/>
        </table:table-row>
        <table:table-row table:style-name="ro1" table:number-rows-repeated="1048257">
          <table:table-cell table:number-columns-repeated="208"/>
        </table:table-row>
        <table:table-row table:style-name="ro1">
          <table:table-cell table:number-columns-repeated="208"/>
        </table:table-row>
      </table:table>
      <table:table table:name="Builtin_UI" table:style-name="ta2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6" table:number-columns-repeated="217" table:default-cell-style-name="Default"/>
        <table:table-row table:style-name="ro24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Passed</text:p>
          </table:table-cell>
          <table:table-cell table:style-name="ce175" table:formula="of:=COUNTIF([.K$7:.K$1007];[.$J1])" office:value-type="float" office:value="28">
            <text:p>28</text:p>
          </table:table-cell>
          <table:table-cell table:style-name="ce175" table:formula="of:=COUNTIF([.L$7:.L$1007];[.$J1])" office:value-type="float" office:value="28">
            <text:p>28</text:p>
          </table:table-cell>
          <table:table-cell table:style-name="ce175" table:formula="of:=COUNTIF([.M$7:.M$1007];[.$J1])" office:value-type="float" office:value="0">
            <text:p>0</text:p>
          </table:table-cell>
          <table:table-cell table:style-name="ce175" table:formula="of:=COUNTIF([.N$7:.N$1007];[.$J1])" office:value-type="float" office:value="0">
            <text:p>0</text:p>
          </table:table-cell>
          <table:table-cell table:style-name="ce177" table:number-columns-repeated="211"/>
          <table:table-cell/>
        </table:table-row>
        <table:table-row table:style-name="ro24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Failed</text:p>
          </table:table-cell>
          <table:table-cell table:style-name="ce175" table:formula="of:=COUNTIF([.K$7:.K$1007];[.$J2])" office:value-type="float" office:value="0">
            <text:p>0</text:p>
          </table:table-cell>
          <table:table-cell table:style-name="ce175" table:formula="of:=COUNTIF([.L$7:.L$1007];[.$J2])" office:value-type="float" office:value="0">
            <text:p>0</text:p>
          </table:table-cell>
          <table:table-cell table:style-name="ce175" table:formula="of:=COUNTIF([.M$7:.M$1007];[.$J2])" office:value-type="float" office:value="0">
            <text:p>0</text:p>
          </table:table-cell>
          <table:table-cell table:style-name="ce175" table:formula="of:=COUNTIF([.N$7:.N$1007];[.$J2])" office:value-type="float" office:value="0">
            <text:p>0</text:p>
          </table:table-cell>
          <table:table-cell table:style-name="ce175" table:number-columns-repeated="2"/>
          <table:table-cell/>
          <table:table-cell table:style-name="ce177" table:number-columns-repeated="208"/>
          <table:table-cell/>
        </table:table-row>
        <table:table-row table:style-name="ro50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4"/>
          <table:table-cell table:style-name="ce171"/>
          <table:table-cell table:style-name="ce175" office:value-type="string">
            <text:p>Blocked</text:p>
          </table:table-cell>
          <table:table-cell table:style-name="ce175" table:formula="of:=COUNTIF([.K$7:.K$1007];[.$J3])" office:value-type="float" office:value="0">
            <text:p>0</text:p>
          </table:table-cell>
          <table:table-cell table:style-name="ce175" table:formula="of:=COUNTIF([.L$7:.L$1007];[.$J3])" office:value-type="float" office:value="0">
            <text:p>0</text:p>
          </table:table-cell>
          <table:table-cell table:style-name="ce175" table:formula="of:=COUNTIF([.M$7:.M$1007];[.$J3])" office:value-type="float" office:value="0">
            <text:p>0</text:p>
          </table:table-cell>
          <table:table-cell table:style-name="ce175" table:formula="of:=COUNTIF([.N$7:.N$1007];[.$J3])" office:value-type="float" office:value="0">
            <text:p>0</text:p>
          </table:table-cell>
          <table:table-cell table:style-name="ce175" table:number-columns-repeated="2"/>
          <table:table-cell/>
          <table:table-cell table:style-name="ce177" table:number-columns-repeated="208"/>
          <table:table-cell/>
        </table:table-row>
        <table:table-row table:style-name="ro26">
          <table:table-cell/>
          <table:table-cell table:style-name="ce118" office:value-type="string">
            <text:p>Total main cases:</text:p>
          </table:table-cell>
          <table:table-cell table:style-name="ce128" table:formula="of:=MAX([.A7:.A1102])" office:value-type="float" office:value="8" table:number-columns-spanned="3" table:number-rows-spanned="1">
            <text:p>8</text:p>
          </table:table-cell>
          <table:covered-table-cell table:style-name="ce134"/>
          <table:covered-table-cell table:style-name="ce128"/>
          <table:table-cell table:number-columns-repeated="2"/>
          <table:table-cell table:style-name="ce164"/>
          <table:table-cell table:style-name="ce171"/>
          <table:table-cell table:style-name="ce176" office:value-type="string">
            <text:p>Untested</text:p>
          </table:table-cell>
          <table:table-cell table:style-name="ce175" table:formula="of:=COUNTIF([.K$7:.K$1007];[.$J4])" office:value-type="float" office:value="0">
            <text:p>0</text:p>
          </table:table-cell>
          <table:table-cell table:style-name="ce175" table:formula="of:=COUNTIF([.L$7:.L$1007];[.$J4])" office:value-type="float" office:value="0">
            <text:p>0</text:p>
          </table:table-cell>
          <table:table-cell table:style-name="ce175" table:formula="of:=COUNTIF([.M$7:.M$1007];[.$J4])" office:value-type="float" office:value="0">
            <text:p>0</text:p>
          </table:table-cell>
          <table:table-cell table:style-name="ce175" table:formula="of:=COUNTIF([.N$7:.N$1007];[.$J4])" office:value-type="float" office:value="0">
            <text:p>0</text:p>
          </table:table-cell>
          <table:table-cell table:style-name="ce175" table:number-columns-repeated="2"/>
          <table:table-cell/>
          <table:table-cell table:style-name="ce177" table:number-columns-repeated="208"/>
          <table:table-cell/>
        </table:table-row>
        <table:table-row table:style-name="ro24">
          <table:table-cell/>
          <table:table-cell table:style-name="ce180"/>
          <table:table-cell table:style-name="ce129" table:number-columns-repeated="6"/>
          <table:table-cell table:style-name="ce172"/>
          <table:table-cell office:value-type="string">
            <text:p>N/A</text:p>
          </table:table-cell>
          <table:table-cell table:style-name="ce175" table:formula="of:=COUNTIF([.K$7:.K$1007];[.$J5])" office:value-type="float" office:value="1">
            <text:p>1</text:p>
          </table:table-cell>
          <table:table-cell table:style-name="ce175" table:formula="of:=COUNTIF([.L$7:.L$1007];[.$J5])" office:value-type="float" office:value="1">
            <text:p>1</text:p>
          </table:table-cell>
          <table:table-cell table:style-name="ce175" table:formula="of:=COUNTIF([.M$7:.M$1007];[.$J5])" office:value-type="float" office:value="0">
            <text:p>0</text:p>
          </table:table-cell>
          <table:table-cell table:style-name="ce175" table:formula="of:=COUNTIF([.N$7:.N$1007];[.$J5])" office:value-type="float" office:value="0">
            <text:p>0</text:p>
          </table:table-cell>
          <table:table-cell table:style-name="ce175" table:number-columns-repeated="2"/>
          <table:table-cell table:number-columns-repeated="210"/>
        </table:table-row>
        <table:table-row table:style-name="ro9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29" table:number-columns-repeated="208"/>
        </table:table-row>
        <table:table-row table:style-name="ro38">
          <table:table-cell table:style-name="ce115" office:value-type="float" office:value="1">
            <text:p>001</text:p>
          </table:table-cell>
          <table:table-cell table:style-name="ce121" office:value-type="string">
            <text:p>USR_PLF_BUI_WEL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link to acme sample site on Welcome page</text:p>
          </table:table-cell>
          <table:table-cell table:style-name="ce140"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- A link to Acme is provided, user is taken to acme industries sample website</text:span></text:p>
            <text:p><text:span text:style-name="T15"><text:s/></text:span>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9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BUI_WEL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link to acme sample site on Welcome page</text:p>
          </table:table-cell>
          <table:table-cell table:style-name="ce140" office:value-type="string">
            <text:p>Step 2: Login acme simple site using existing link</text:p>
          </table:table-cell>
          <table:table-cell table:style-name="ce140" office:value-type="string">
            <text:p>Click on the link: Visit the Acme Website</text:p>
          </table:table-cell>
          <table:table-cell table:style-name="ce167" office:value-type="string">
            <text:p>Show acme site in public mode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8">
          <table:table-cell table:style-name="ce11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2" office:value-type="string">
            <text:p>USR_PLF_BUI_WEL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link to intranet sample site on Welcome page</text:p>
          </table:table-cell>
          <table:table-cell table:style-name="ce140"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- A link to Intranet is provided, user is taken to Intranet sample website</text:span></text:p>
            <text:p><text:span text:style-name="T15"><text:s/></text:span>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9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BUI_WEL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link to intranet sample site on Welcome page</text:p>
          </table:table-cell>
          <table:table-cell table:style-name="ce140" office:value-type="string">
            <text:p>Step 2: Login acme simple site using existing link</text:p>
          </table:table-cell>
          <table:table-cell table:style-name="ce140" office:value-type="string">
            <text:p>Click on the link: Visit the Acme Social Intranet</text:p>
          </table:table-cell>
          <table:table-cell table:style-name="ce167" office:value-type="string">
            <text:p>Show intranet site in public mode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4">
          <table:table-cell table:style-name="ce115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21" office:value-type="string">
            <text:p>USR_PLF_BUI_WEL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2" office:value-type="string">
            <text:p>Check access document from Welcome page</text:p>
          </table:table-cell>
          <table:table-cell table:style-name="ce140"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A link to Admin Guide, Developer Guide and user Manuals is provided.</text:span>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27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1" office:value-type="string">
            <text:p>USR_PLF_BUI_WEL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access document from Welcome page</text:p>
          </table:table-cell>
          <table:table-cell table:style-name="ce140" office:value-type="string">
            <text:p>Step 2: Show document from link</text:p>
          </table:table-cell>
          <table:table-cell table:style-name="ce140" office:value-type="string">
            <text:p>Click on the link to <text:span text:style-name="T15">Admin Guide, Developer Guide and user Manuals </text:span></text:p>
          </table:table-cell>
          <table:table-cell table:style-name="ce140" office:value-type="string">
            <text:p>Corresponding document will be shown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N/A</text:p>
          </table:table-cell>
          <table:table-cell table:style-name="ce129" office:value-type="string">
            <text:p>N/A</text:p>
          </table:table-cell>
          <table:table-cell table:style-name="ce129" table:number-columns-repeated="195"/>
          <table:table-cell table:number-columns-repeated="19"/>
        </table:table-row>
        <table:table-row table:style-name="ro34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21" office:value-type="string">
            <text:p>USR_PLF_BUI_WEL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access site from link</text:p>
          </table:table-cell>
          <table:table-cell table:style-name="ce140"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- There're Links to exo support, exo website, exo forums and eXo blog</text:span>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1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1" office:value-type="string">
            <text:p>USR_PLF_BUI_WEL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access site from link</text:p>
          </table:table-cell>
          <table:table-cell table:style-name="ce140" office:value-type="string">
            <text:p>Step 2: Go to site from link</text:p>
          </table:table-cell>
          <table:table-cell table:style-name="ce140" office:value-type="string">
            <text:p>Click on the link to <text:span text:style-name="T15">exo support, exo website, exo forums and eXo blog</text:span></text:p>
          </table:table-cell>
          <table:table-cell table:style-name="ce140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6">
          <table:table-cell table:style-name="ce115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21" office:value-type="string">
            <text:p>USR_PLF_BUI_AIW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7" office:value-type="string">
            <text:p>Check sign in intranet site</text:p>
          </table:table-cell>
          <table:table-cell table:style-name="ce140" office:value-type="string">
            <text:p>Step 1: Go to Intranet public</text:p>
          </table:table-cell>
          <table:table-cell table:style-name="ce140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40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1" office:value-type="string">
            <text:p>USR_PLF_BUI_AIW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sign in intranet site</text:p>
          </table:table-cell>
          <table:table-cell table:style-name="ce140" office:value-type="string">
            <text:p>Step 2: Login by provided user</text:p>
          </table:table-cell>
          <table:table-cell table:style-name="ce140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40" office:value-type="string">
            <text:p>You're redirected to the intranet homepage (tree columns with activities and gadgets)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21" office:value-type="string">
            <text:p>USR_PLF_BUI_AIW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7" office:value-type="string">
            <text:p>Check Register from Welcome page in public mode</text:p>
          </table:table-cell>
          <table:table-cell table:style-name="ce140" office:value-type="string">
            <text:p>Step 1: Go to Intranet public</text:p>
          </table:table-cell>
          <table:table-cell table:style-name="ce140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40" office:value-type="string">
            <text:p>- The page displays a welcome text</text:p>
            <text:p>- There's a Register button allows user add new account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BUI_AIW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table:style-name="ce140" office:value-type="string">
            <text:p>Step 2: Register new account</text:p>
          </table:table-cell>
          <table:table-cell table:style-name="ce140" office:value-type="string">
            <text:p>- Click on Register button</text:p>
            <text:p>- Input needed values for fields</text:p>
            <text:p>- Click Subscribe</text:p>
          </table:table-cell>
          <table:table-cell table:style-name="ce140" office:value-type="string">
            <text:p>There's message alert new account is add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BUI_AIW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table:style-name="ce140" office:value-type="string">
            <text:p>Step 3: Back to Welcome page</text:p>
          </table:table-cell>
          <table:table-cell table:style-name="ce140" office:value-type="string">
            <text:p>Click on the ACME logo at the top left of screen</text:p>
          </table:table-cell>
          <table:table-cell table:style-name="ce140" office:value-type="string">
            <text:p>Welcome page is shown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BUI_AIW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table:style-name="ce158" office:value-type="string">
            <text:p>Step 4: Login by new added account</text:p>
          </table:table-cell>
          <table:table-cell table:style-name="ce140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40" office:value-type="string">
            <text:p>You're redirected to the intranet homepage (tree columns with activities and gadgets)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4">
          <table:table-cell table:style-name="ce115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21" office:value-type="string">
            <text:p>USR_PLF_BUI_AIW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Social Spaces</text:p>
          </table:table-cell>
          <table:table-cell table:style-name="ce147" office:value-type="string">
            <text:p>Check updating my space gadget in Home page after added/joine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- Login intranet site by a normal account</text:p>
          </table:table-cell>
          <table:table-cell table:style-name="ce157" office:value-type="string">
            <text:p>You're redirected to the intranet homepage (tree columns with activities and gadgets)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1" office:value-type="string">
            <text:p>USR_PLF_BUI_AIW_02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table:style-name="ce140" office:value-type="string">
            <text:p>Step 2: Show spaces directory</text:p>
          </table:table-cell>
          <table:table-cell table:style-name="ce140" office:value-type="string">
            <text:p>- In gadget My Spaces, click on "Show All"</text:p>
          </table:table-cell>
          <table:table-cell table:style-name="ce140" office:value-type="string">
            <text:p>You are redirected to the spaces directory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1" office:value-type="string">
            <text:p>USR_PLF_BUI_AIW_02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table:style-name="ce158" office:value-type="string">
            <text:p>Step 3: Add new space</text:p>
          </table:table-cell>
          <table:table-cell table:style-name="ce140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40" office:value-type="string">
            <text:p>New added space is listed in spaces directory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1" office:value-type="string">
            <text:p>USR_PLF_BUI_AIW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table:style-name="ce140" office:value-type="string">
            <text:p>Step 4: Check updating My space gadget after added new space</text:p>
          </table:table-cell>
          <table:table-cell table:style-name="ce140" office:value-type="string">
            <text:p>Click Home to show intranet Home page</text:p>
          </table:table-cell>
          <table:table-cell table:style-name="ce140" office:value-type="string">
            <text:p>The spaces joined should have been added to the List in My Spaces gadget.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4">
          <table:table-cell table:style-name="ce11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21" office:value-type="string">
            <text:p>USR_PLF_BUI_AIW_03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activity</text:p>
          </table:table-cell>
          <table:table-cell table:style-name="ce135" office:value-type="string">
            <text:p>View My stream, My friends activities and activities of my spaces</text:p>
          </table:table-cell>
          <table:table-cell table:style-name="ce140" office:value-type="string">
            <text:p>Step 1: Show My activities page</text:p>
          </table:table-cell>
          <table:table-cell table:style-name="ce140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57" office:value-type="string">
            <text:p>My Activities page is shown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2: Invite a connection</text:p>
          </table:table-cell>
          <table:table-cell table:style-name="ce157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40" office:value-type="string">
            <text:p>There's note that John was invit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8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7" office:value-type="string">
            <text:p>Step 3: Check receiving invitation</text:p>
          </table:table-cell>
          <table:table-cell table:style-name="ce140" office:value-type="string">
            <text:p>- Login by John</text:p>
            <text:p><text:span text:style-name="T15">- Mouse over the demo's name on the top right of screen then select My Activities</text:span></text:p>
            <text:p><text:span text:style-name="T15">- Click on Connection on the left</text:span></text:p>
            <text:p><text:span text:style-name="T15">- Click Incoming in My connections</text:span></text:p>
          </table:table-cell>
          <table:table-cell table:style-name="ce140" office:value-type="string">
            <text:p>Demo is listed in Invitations waiting for your answer list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4: Accept the invitation</text:p>
          </table:table-cell>
          <table:table-cell table:style-name="ce140" office:value-type="string">
            <text:p>Click Accept icon at the line of demo</text:p>
          </table:table-cell>
          <table:table-cell table:style-name="ce140" office:value-type="string">
            <text:p>Demo disappears from list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5: Share comment by Demo</text:p>
          </table:table-cell>
          <table:table-cell table:style-name="ce140" office:value-type="string">
            <text:p>Demo goes to Home page &amp; write comment to share</text:p>
          </table:table-cell>
          <table:table-cell table:style-name="ce140" office:value-type="string">
            <text:p>Comment is added as activity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6: Share comment by John</text:p>
          </table:table-cell>
          <table:table-cell table:style-name="ce140" office:value-type="string">
            <text:p>John goes to Home page &amp; write comment to share</text:p>
          </table:table-cell>
          <table:table-cell table:style-name="ce140" office:value-type="string">
            <text:p>Comment is added as activity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8" office:value-type="string">
            <text:p>Step 7: Check activities of friends in connection</text:p>
          </table:table-cell>
          <table:table-cell table:style-name="ce140" office:value-type="string">
            <text:p>- Demo go to Home page of intranet site</text:p>
            <text:p>- Click Connection in the center</text:p>
          </table:table-cell>
          <table:table-cell table:style-name="ce140" office:value-type="string">
            <text:p>Activities by John &amp; Demo are all list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8: Check activities of current user</text:p>
          </table:table-cell>
          <table:table-cell table:style-name="ce140" office:value-type="string">
            <text:p>Demo click My Status in the center of Home page</text:p>
          </table:table-cell>
          <table:table-cell table:style-name="ce140" office:value-type="string">
            <text:p>Only activities by Demo are list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9: Add space</text:p>
          </table:table-cell>
          <table:table-cell table:style-name="ce140" office:value-type="string">
            <text:p>- Demo clicks Show all on My Space on the left</text:p>
            <text:p><text:span text:style-name="T15">- Click Add new space</text:span></text:p>
            <text:p><text:span text:style-name="T15">- Input Space Name</text:span></text:p>
            <text:p><text:span text:style-name="T15">- Click Create</text:span></text:p>
          </table:table-cell>
          <table:table-cell table:style-name="ce140" office:value-type="string">
            <text:p>New space is add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10: Comment on added space</text:p>
          </table:table-cell>
          <table:table-cell table:style-name="ce140" office:value-type="string">
            <text:p>- Demo select added space</text:p>
            <text:p>- Write comment &amp; share</text:p>
          </table:table-cell>
          <table:table-cell table:style-name="ce140" office:value-type="string">
            <text:p>Comment is add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32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11: Show all activities of current user on his spaces</text:p>
          </table:table-cell>
          <table:table-cell table:style-name="ce140" office:value-type="string">
            <text:p>- Demo back to Home page and click Spaces in centre of Home page</text:p>
          </table:table-cell>
          <table:table-cell table:style-name="ce140" office:value-type="string">
            <text:p>All activities on added/joined space of Demo are listed</text:p>
          </table:table-cell>
          <table:table-cell table:style-name="ce173" office:value-type="string">
            <text:p>High</text:p>
          </table:table-cell>
          <table:table-cell table:style-name="ce129" office:value-type="string">
            <text:p>hanh.ly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 table:number-columns-repeated="19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63" table:number-columns-repeated="2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40" table:number-columns-repeated="2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2"/>
          <table:table-cell table:style-name="ce16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2"/>
          <table:table-cell table:style-name="ce165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2"/>
          <table:table-cell table:style-name="ce165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5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6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6"/>
          <table:table-cell table:style-name="ce140" table:number-columns-repeated="2"/>
          <table:table-cell table:style-name="ce16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5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6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6"/>
          <table:table-cell table:style-name="ce140" table:number-columns-repeated="2"/>
          <table:table-cell table:style-name="ce16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163" table:number-columns-repeated="2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95"/>
          <table:table-cell table:style-name="ce163" table:number-columns-repeated="2"/>
          <table:table-cell table:style-name="ce226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95"/>
          <table:table-cell table:style-name="ce140" table:number-columns-repeated="2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63" table:number-columns-repeated="2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40" table:number-columns-repeated="2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22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40" table:number-columns-repeated="2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40" table:number-columns-repeated="2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52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40" table:number-columns-repeated="2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2"/>
          <table:table-cell table:style-name="ce165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2"/>
          <table:table-cell table:style-name="ce165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2"/>
          <table:table-cell table:style-name="ce165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7"/>
          <table:table-cell table:style-name="ce195"/>
          <table:table-cell table:style-name="ce140"/>
          <table:table-cell table:style-name="ce224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4"/>
          <table:table-cell table:style-name="ce140" table:number-columns-repeated="2"/>
          <table:table-cell table:style-name="ce165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2"/>
          <table:table-cell table:style-name="ce16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0"/>
          <table:table-cell table:style-name="ce165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47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47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47"/>
          <table:table-cell table:style-name="ce195"/>
          <table:table-cell table:style-name="ce140"/>
          <table:table-cell table:style-name="ce163"/>
          <table:table-cell table:style-name="ce226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63"/>
          <table:table-cell table:style-name="ce140" table:number-columns-repeated="3"/>
          <table:table-cell table:style-name="ce226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39"/>
          <table:table-cell table:style-name="ce147"/>
          <table:table-cell table:style-name="ce140"/>
          <table:table-cell table:style-name="ce163" table:number-columns-repeated="2"/>
          <table:table-cell table:style-name="ce227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2"/>
          <table:table-cell table:style-name="ce16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9"/>
          <table:table-cell table:style-name="ce140" table:number-columns-repeated="2"/>
          <table:table-cell table:style-name="ce16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9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" table:number-rows-repeated="4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" table:number-rows-repeated="4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88"/>
          <table:table-cell table:style-name="ce189" table:number-columns-repeated="3"/>
          <table:table-cell table:style-name="ce227"/>
          <table:table-cell table:style-name="ce129" table:number-columns-repeated="217"/>
        </table:table-row>
        <table:table-row table:style-name="ro1" table:number-rows-repeated="4">
          <table:table-cell table:style-name="ce115"/>
          <table:table-cell table:style-name="ce181"/>
          <table:table-cell table:style-name="ce132"/>
          <table:table-cell table:style-name="ce140"/>
          <table:table-cell table:style-name="ce189" table:number-columns-repeated="4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0"/>
          <table:table-cell table:style-name="ce16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47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47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47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 table:number-rows-repeated="5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 table:number-rows-repeated="5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83"/>
          <table:table-cell table:style-name="ce139"/>
          <table:table-cell table:style-name="ce140" table:number-columns-repeated="2"/>
          <table:table-cell table:style-name="ce163"/>
          <table:table-cell table:style-name="ce227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3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44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4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5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5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55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6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6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57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8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9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51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0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0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61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2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0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0">
          <table:table-cell table:style-name="ce115"/>
          <table:table-cell table:style-name="ce181"/>
          <table:table-cell table:style-name="ce132"/>
          <table:table-cell table:style-name="ce140"/>
          <table:table-cell table:style-name="ce139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46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3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20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60">
          <table:table-cell table:style-name="ce115"/>
          <table:table-cell table:style-name="ce181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 table:number-rows-repeated="4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39" table:number-columns-repeated="2"/>
          <table:table-cell table:style-name="ce195"/>
          <table:table-cell table:style-name="ce140"/>
          <table:table-cell table:style-name="ce163"/>
          <table:table-cell table:style-name="ce227"/>
          <table:table-cell table:style-name="ce129"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51"/>
          <table:table-cell table:style-name="ce140"/>
          <table:table-cell table:style-name="ce221"/>
          <table:table-cell table:style-name="ce225"/>
          <table:table-cell table:style-name="ce227"/>
          <table:table-cell table:style-name="ce129" table:number-columns-repeated="217"/>
        </table:table-row>
        <table:table-row table:style-name="ro53">
          <table:table-cell table:style-name="ce115"/>
          <table:table-cell table:style-name="ce181"/>
          <table:table-cell table:style-name="ce132"/>
          <table:table-cell table:style-name="ce139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53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64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53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53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65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53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66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67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68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62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60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66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69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70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71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72">
          <table:table-cell table:style-name="ce115"/>
          <table:table-cell table:style-name="ce181"/>
          <table:table-cell table:style-name="ce132"/>
          <table:table-cell table:style-name="ce139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73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74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12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54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75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66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57">
          <table:table-cell table:style-name="ce115"/>
          <table:table-cell table:style-name="ce181"/>
          <table:table-cell table:style-name="ce132"/>
          <table:table-cell table:style-name="ce140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45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76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79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51">
          <table:table-cell table:style-name="ce115"/>
          <table:table-cell table:style-name="ce181"/>
          <table:table-cell table:style-name="ce132"/>
          <table:table-cell table:style-name="ce139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80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79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81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66">
          <table:table-cell table:style-name="ce115"/>
          <table:table-cell table:style-name="ce181"/>
          <table:table-cell table:style-name="ce132"/>
          <table:table-cell table:style-name="ce139"/>
          <table:table-cell table:style-name="ce190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66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82">
          <table:table-cell table:style-name="ce115"/>
          <table:table-cell table:style-name="ce181"/>
          <table:table-cell table:style-name="ce132"/>
          <table:table-cell table:style-name="ce140"/>
          <table:table-cell table:style-name="ce191"/>
          <table:table-cell table:style-name="ce140"/>
          <table:table-cell table:style-name="ce136"/>
          <table:table-cell table:style-name="ce140"/>
          <table:table-cell table:style-name="ce227"/>
          <table:table-cell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39"/>
          <table:table-cell table:style-name="ce192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6" table:number-columns-repeated="2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36" table:number-columns-repeated="4"/>
          <table:table-cell table:style-name="ce227"/>
          <table:table-cell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6"/>
          <table:table-cell table:style-name="ce140" table:number-columns-repeated="3"/>
          <table:table-cell table:style-name="ce227"/>
          <table:table-cell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5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6" table:number-columns-repeated="2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92"/>
          <table:table-cell table:style-name="ce136" table:number-columns-repeated="3"/>
          <table:table-cell table:style-name="ce227"/>
          <table:table-cell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6" table:number-columns-repeated="2"/>
          <table:table-cell table:style-name="ce222"/>
          <table:table-cell table:style-name="ce136"/>
          <table:table-cell table:style-name="ce227"/>
          <table:table-cell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6"/>
          <table:table-cell table:style-name="ce140"/>
          <table:table-cell table:style-name="ce136" table:number-columns-repeated="2"/>
          <table:table-cell table:style-name="ce227"/>
          <table:table-cell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36"/>
          <table:table-cell table:style-name="ce140" table:number-columns-repeated="3"/>
          <table:table-cell table:style-name="ce227"/>
          <table:table-cell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93"/>
          <table:table-cell table:style-name="ce194" table:number-columns-repeated="3"/>
          <table:table-cell table:style-name="ce227"/>
          <table:table-cell table:number-columns-repeated="217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94" table:number-columns-repeated="2"/>
          <table:table-cell table:style-name="ce223"/>
          <table:table-cell table:style-name="ce194"/>
          <table:table-cell table:style-name="ce227"/>
          <table:table-cell table:number-columns-repeated="217"/>
        </table:table-row>
        <table:table-row table:style-name="ro1" table:number-rows-repeated="3">
          <table:table-cell table:style-name="ce115"/>
          <table:table-cell table:style-name="ce181"/>
          <table:table-cell table:style-name="ce132"/>
          <table:table-cell table:style-name="ce140"/>
          <table:table-cell table:style-name="ce194" table:number-columns-repeated="4"/>
          <table:table-cell table:style-name="ce227"/>
          <table:table-cell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94"/>
          <table:table-cell table:style-name="ce219" table:number-columns-repeated="3"/>
          <table:table-cell table:style-name="ce227"/>
          <table:table-cell table:number-columns-repeated="217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39"/>
          <table:table-cell table:style-name="ce192"/>
          <table:table-cell table:style-name="ce136" table:number-columns-repeated="3"/>
          <table:table-cell table:style-name="ce227"/>
          <table:table-cell table:style-name="ce228" table:number-columns-repeated="2"/>
          <table:table-cell table:number-columns-repeated="215"/>
        </table:table-row>
        <table:table-row table:style-name="ro1" table:number-rows-repeated="2">
          <table:table-cell table:style-name="ce115"/>
          <table:table-cell table:style-name="ce181"/>
          <table:table-cell table:style-name="ce132"/>
          <table:table-cell table:style-name="ce140"/>
          <table:table-cell table:style-name="ce136" table:number-columns-repeated="2"/>
          <table:table-cell table:style-name="ce222"/>
          <table:table-cell table:style-name="ce136"/>
          <table:table-cell table:style-name="ce227"/>
          <table:table-cell table:style-name="ce228" table:number-columns-repeated="2"/>
          <table:table-cell table:number-columns-repeated="215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6"/>
          <table:table-cell table:style-name="ce140"/>
          <table:table-cell table:style-name="ce136" table:number-columns-repeated="2"/>
          <table:table-cell table:style-name="ce227"/>
          <table:table-cell table:style-name="ce228" table:number-columns-repeated="2"/>
          <table:table-cell table:number-columns-repeated="215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40"/>
          <table:table-cell table:style-name="ce136"/>
          <table:table-cell table:style-name="ce140" table:number-columns-repeated="3"/>
          <table:table-cell table:style-name="ce227"/>
          <table:table-cell table:style-name="ce228" table:number-columns-repeated="2"/>
          <table:table-cell table:number-columns-repeated="215"/>
        </table:table-row>
        <table:table-row table:style-name="ro1" table:number-rows-repeated="11">
          <table:table-cell/>
          <table:table-cell table:style-name="ce182"/>
          <table:table-cell table:number-columns-repeated="6"/>
          <table:table-cell table:style-name="ce171"/>
          <table:table-cell table:number-columns-repeated="217"/>
        </table:table-row>
        <table:table-row table:style-name="ro1" table:number-rows-repeated="11">
          <table:table-cell table:number-columns-repeated="8"/>
          <table:table-cell table:style-name="ce171"/>
          <table:table-cell table:number-columns-repeated="217"/>
        </table:table-row>
        <table:table-row table:style-name="ro1" table:number-rows-repeated="1048249">
          <table:table-cell table:number-columns-repeated="226"/>
        </table:table-row>
        <table:table-row table:style-name="ro1">
          <table:table-cell table:number-columns-repeated="226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50" table:default-cell-style-name="Default"/>
        <table:table-column table:style-name="co6" table:number-columns-repeated="213" table:default-cell-style-name="Default"/>
        <table:table-row table:style-name="ro24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Passed</text:p>
          </table:table-cell>
          <table:table-cell table:style-name="ce175" table:formula="of:=COUNTIF([.K$7:.K$1018];[.$J1])" office:value-type="float" office:value="0">
            <text:p>0</text:p>
          </table:table-cell>
          <table:table-cell table:style-name="ce175" table:formula="of:=COUNTIF([.L$7:.L$1018];[.$J1])" office:value-type="float" office:value="0">
            <text:p>0</text:p>
          </table:table-cell>
          <table:table-cell table:style-name="ce175" table:formula="of:=COUNTIF([.M$7:.M$1018];[.$J1])" office:value-type="float" office:value="0">
            <text:p>0</text:p>
          </table:table-cell>
          <table:table-cell table:style-name="ce175" table:formula="of:=COUNTIF([.N$7:.N$1018];[.$J1])" office:value-type="float" office:value="0">
            <text:p>0</text:p>
          </table:table-cell>
          <table:table-cell table:style-name="ce177" table:number-columns-repeated="210"/>
          <table:table-cell/>
        </table:table-row>
        <table:table-row table:style-name="ro24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0"/>
          <table:table-cell table:style-name="ce175" office:value-type="string">
            <text:p>Failed</text:p>
          </table:table-cell>
          <table:table-cell table:style-name="ce175" table:formula="of:=COUNTIF([.K$7:.K$1018];[.$J2])" office:value-type="float" office:value="0">
            <text:p>0</text:p>
          </table:table-cell>
          <table:table-cell table:style-name="ce175" table:formula="of:=COUNTIF([.L$7:.L$1018];[.$J2])" office:value-type="float" office:value="0">
            <text:p>0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5" table:number-columns-repeated="2"/>
          <table:table-cell/>
          <table:table-cell table:style-name="ce177" table:number-columns-repeated="207"/>
          <table:table-cell/>
        </table:table-row>
        <table:table-row table:style-name="ro13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4"/>
          <table:table-cell table:style-name="ce171"/>
          <table:table-cell table:style-name="ce175" office:value-type="string">
            <text:p>Block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5" table:number-columns-repeated="2"/>
          <table:table-cell/>
          <table:table-cell table:style-name="ce177" table:number-columns-repeated="207"/>
          <table:table-cell/>
        </table:table-row>
        <table:table-row table:style-name="ro26">
          <table:table-cell/>
          <table:table-cell table:style-name="ce118" office:value-type="string">
            <text:p>Total main cases</text:p>
          </table:table-cell>
          <table:table-cell table:style-name="ce128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64"/>
          <table:table-cell table:style-name="ce171"/>
          <table:table-cell table:style-name="ce176" office:value-type="string">
            <text:p>Untest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5" table:number-columns-repeated="2"/>
          <table:table-cell/>
          <table:table-cell table:style-name="ce177" table:number-columns-repeated="207"/>
          <table:table-cell/>
        </table:table-row>
        <table:table-row table:style-name="ro24">
          <table:table-cell/>
          <table:table-cell table:style-name="ce230"/>
          <table:table-cell table:style-name="ce129" table:number-columns-repeated="6"/>
          <table:table-cell table:style-name="ce172"/>
          <table:table-cell office:value-type="string">
            <text:p>N/A</text:p>
          </table:table-cell>
          <table:table-cell table:style-name="ce175" table:formula="of:=COUNTIF([.K$7:.K$1018];[.$J5])" office:value-type="float" office:value="0">
            <text:p>0</text:p>
          </table:table-cell>
          <table:table-cell table:style-name="ce175" table:formula="of:=COUNTIF([.L$7:.L$1018];[.$J5])" office:value-type="float" office:value="0">
            <text:p>0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75" table:number-columns-repeated="2"/>
          <table:table-cell table:number-columns-repeated="209"/>
        </table:table-row>
        <table:table-row table:style-name="ro9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238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29" table:number-columns-repeated="207"/>
        </table:table-row>
        <table:table-row table:style-name="ro27">
          <table:table-cell table:style-name="ce115" office:value-type="float" office:value="1">
            <text:p>001</text:p>
          </table:table-cell>
          <table:table-cell table:style-name="ce181" office:value-type="string">
            <text:p>USR_PLF_SYS_SPR_01</text:p>
          </table:table-cell>
          <table:table-cell table:style-name="ce132" office:value-type="float" office:value="1">
            <text:p>001</text:p>
          </table:table-cell>
          <table:table-cell table:style-name="ce233" office:value-type="string">
            <text:p>System Administration/Startup Profiles/Minimal</text:p>
          </table:table-cell>
          <table:table-cell table:style-name="ce233" office:value-type="string">
            <text:p>Activate minimal profile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minimal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1" office:value-type="string">
            <text:p>USR_PLF_SYS_SPR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8" office:value-type="string">
            <text:p>System Administration/Startup Profiles/Minimal</text:p>
          </table:table-cell>
          <table:table-cell table:style-name="ce168" office:value-type="string">
            <text:p>Activate minimal profile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1" office:value-type="string">
            <text:p>USR_PLF_SYS_SPR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8" office:value-type="string">
            <text:p>System Administration/Startup Profiles/Minimal</text:p>
          </table:table-cell>
          <table:table-cell table:style-name="ce168" office:value-type="string">
            <text:p>Activate minimal profile</text:p>
          </table:table-cell>
          <table:table-cell table:style-name="ce136" office:value-type="string">
            <text:p>Step 3: Check by user</text:p>
          </table:table-cell>
          <table:table-cell table:style-name="ce168" office:value-type="string">
            <text:p>- Login as any user</text:p>
          </table:table-cell>
          <table:table-cell table:style-name="ce235" office:value-type="string">
            <text:p>Toolbar and all acme features should be functional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1" office:value-type="string">
            <text:p>USR_PLF_SYS_SPR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8" office:value-type="string">
            <text:p>System Administration/Startup Profiles/Minimal</text:p>
          </table:table-cell>
          <table:table-cell table:style-name="ce168" office:value-type="string">
            <text:p>Activate minimal profile</text:p>
          </table:table-cell>
          <table:table-cell table:style-name="ce136" office:value-type="string">
            <text:p>Step 4: Check Intranet Home page</text:p>
          </table:table-cell>
          <table:table-cell table:style-name="ce235" office:value-type="string">
            <text:p>Go to localhost:8080/portal/private/intranet</text:p>
          </table:table-cell>
          <table:table-cell table:style-name="ce235" office:value-type="string">
            <text:p>Gadgets and portlets do not display well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81" office:value-type="string">
            <text:p>USR_PLF_SYS_SPR_02</text:p>
          </table:table-cell>
          <table:table-cell table:style-name="ce132" office:value-type="float" office:value="1">
            <text:p>001</text:p>
          </table:table-cell>
          <table:table-cell table:style-name="ce233" office:value-type="string">
            <text:p>System Administration/Startup Profiles/Workflow</text:p>
          </table:table-cell>
          <table:table-cell table:style-name="ce233" office:value-type="string">
            <text:p>Activate workflow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default,workflow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1" office:value-type="string">
            <text:p>USR_PLF_SYS_SPR_02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1" office:value-type="string">
            <text:p>USR_PLF_SYS_SPR_02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workflow, tomcat]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34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1" office:value-type="string">
            <text:p>USR_PLF_SYS_SPR_02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36" office:value-type="string">
            <text:p>Step 4: Check that JBPM is starting</text:p>
          </table:table-cell>
          <table:table-cell table:style-name="ce235" office:value-type="string">
            <text:p>Find in startup console</text:p>
          </table:table-cell>
          <table:table-cell table:style-name="ce235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1" office:value-type="string">
            <text:p>USR_PLF_SYS_SPR_02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36" office:value-type="string">
            <text:p>Step 5: Import Application</text:p>
          </table:table-cell>
          <table:table-cell table:style-name="ce235" office:value-type="string">
            <text:p>- Go to Application Registry</text:p>
            <text:p>- Click Import Application</text:p>
          </table:table-cell>
          <table:table-cell table:style-name="ce235" office:value-type="string">
            <text:p>All applications are imported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1" office:value-type="string">
            <text:p>USR_PLF_SYS_SPR_02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8" office:value-type="string">
            <text:p>System Administration/Startup Profiles/Workflow</text:p>
          </table:table-cell>
          <table:table-cell table:style-name="ce168" office:value-type="string">
            <text:p>Activate workflow</text:p>
          </table:table-cell>
          <table:table-cell table:style-name="ce136" office:value-type="string">
            <text:p>Step 6: Check WF page</text:p>
          </table:table-cell>
          <table:table-cell table:style-name="ce235" office:value-type="string">
            <text:p>- Login acme site</text:p>
            <text:p>- Add new page with Workflow Controller portlet</text:p>
          </table:table-cell>
          <table:table-cell table:style-name="ce235" office:value-type="string">
            <text:p>- Page is added</text:p>
            <text:p>- There're payraise and holidays sample processes are listed in BP Definition Controller tab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81" office:value-type="string">
            <text:p>USR_PLF_SYS_SPR_03</text:p>
          </table:table-cell>
          <table:table-cell table:style-name="ce132" office:value-type="float" office:value="1">
            <text:p>001</text:p>
          </table:table-cell>
          <table:table-cell table:style-name="ce233" office:value-type="string">
            <text:p>System Administration/Startup Profiles/Social</text:p>
          </table:table-cell>
          <table:table-cell table:style-name="ce233" office:value-type="string">
            <text:p>Activate social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social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tomcat, social]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not display anything (Left &amp; right pane of intranet Home page)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89" office:value-type="string">
            <text:p>Step 5: Check Activities stream portlet</text:p>
          </table:table-cell>
          <table:table-cell table:style-name="ce189" office:value-type="string">
            <text:p>Check Activities stream portlet (Centre of Home page)</text:p>
          </table:table-cell>
          <table:table-cell table:style-name="ce168" office:value-type="string">
            <text:p>Activity stream portlet should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Activate social</text:p>
          </table:table-cell>
          <table:table-cell table:style-name="ce168" office:value-type="string">
            <text:p>Step 6: Check Forum</text:p>
          </table:table-cell>
          <table:table-cell table:style-name="ce168" office:value-type="string">
            <text:p>Click Forum link</text:p>
          </table:table-cell>
          <table:table-cell table:style-name="ce189" office:value-type="string">
            <text:p>Forum portlet should not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233" office:value-type="string">
            <text:p>Deactivate social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collaboration,knowledge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collaboration, knowledge, tomcat]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not display anything (Left &amp; right pane of intranet Home page)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89" office:value-type="string">
            <text:p>Step 5: Check Activities stream portlet</text:p>
          </table:table-cell>
          <table:table-cell table:style-name="ce189" office:value-type="string">
            <text:p>Check Activities stream portlet (Centre of Home page)</text:p>
          </table:table-cell>
          <table:table-cell table:style-name="ce168" office:value-type="string">
            <text:p>Activity stream portlet should not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31" office:value-type="string">
            <text:p>USR_PLF_SYS_SPR_03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68" office:value-type="string">
            <text:p>System Administration/Startup Profiles/Social</text:p>
          </table:table-cell>
          <table:table-cell table:style-name="ce168" office:value-type="string">
            <text:p>Deactivate social</text:p>
          </table:table-cell>
          <table:table-cell table:style-name="ce168" office:value-type="string">
            <text:p>Step 6: Check toolbar</text:p>
          </table:table-cell>
          <table:table-cell table:style-name="ce168" office:value-type="string">
            <text:p>Check toolbar</text:p>
          </table:table-cell>
          <table:table-cell table:style-name="ce168" office:value-type="string">
            <text:p>In toolbar, social-related menus should not appea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32">
          <table:table-cell table:style-name="ce115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81" office:value-type="string">
            <text:p>USR_PLF_SYS_SPR_04</text:p>
          </table:table-cell>
          <table:table-cell table:style-name="ce132" office:value-type="float" office:value="1">
            <text:p>001</text:p>
          </table:table-cell>
          <table:table-cell table:style-name="ce233" office:value-type="string">
            <text:p>System Administration/Startup Profiles/Collaboration</text:p>
          </table:table-cell>
          <table:table-cell table:style-name="ce233" office:value-type="string">
            <text:p>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collaboration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collaboration, tomcat]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display properly (Left &amp; right pane of intranet Home page)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68" office:value-type="string">
            <text:p>Step 5: Check Chat bar</text:p>
          </table:table-cell>
          <table:table-cell table:style-name="ce168" office:value-type="string">
            <text:p>Check Chat bar</text:p>
          </table:table-cell>
          <table:table-cell table:style-name="ce168" office:value-type="string">
            <text:p>Chat bar should appea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89" office:value-type="string">
            <text:p>Step 6: Check Mail portlet</text:p>
          </table:table-cell>
          <table:table-cell table:style-name="ce189" office:value-type="string">
            <text:p>Click Mail icon at the bottom left of Home page</text:p>
          </table:table-cell>
          <table:table-cell table:style-name="ce168" office:value-type="string">
            <text:p>Mail portlet should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89" office:value-type="string">
            <text:p>Step 7: Check Calendar portlet</text:p>
          </table:table-cell>
          <table:table-cell table:style-name="ce189" office:value-type="string">
            <text:p>Click calendar icon at the bottom left of Home page</text:p>
          </table:table-cell>
          <table:table-cell table:style-name="ce168" office:value-type="string">
            <text:p>Calendar portlet should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89" office:value-type="string">
            <text:p>Step 8: Check Contact portlet</text:p>
          </table:table-cell>
          <table:table-cell table:style-name="ce189" office:value-type="string">
            <text:p>Click Contact icon at the bottom left of Home page</text:p>
          </table:table-cell>
          <table:table-cell table:style-name="ce168" office:value-type="string">
            <text:p>Contact portlet should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89" office:value-type="string">
            <text:p>Step 9: Check Activities stream portlet</text:p>
          </table:table-cell>
          <table:table-cell table:style-name="ce189" office:value-type="string">
            <text:p>Check Activities stream portlet (Centre of Home page)</text:p>
          </table:table-cell>
          <table:table-cell table:style-name="ce168" office:value-type="string">
            <text:p>Activity stream portlet should not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Activate collaboration</text:p>
          </table:table-cell>
          <table:table-cell table:style-name="ce168" office:value-type="string">
            <text:p>Step 10: Check Forum</text:p>
          </table:table-cell>
          <table:table-cell table:style-name="ce168" office:value-type="string">
            <text:p>Click Forum link</text:p>
          </table:table-cell>
          <table:table-cell table:style-name="ce189" office:value-type="string">
            <text:p>Forum portlet should not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31" office:value-type="string">
            <text:p>USR_PLF_SYS_SPR_04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233" office:value-type="string">
            <text:p>De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knowledge,social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36" office:value-type="string">
            <text:p>Step 3: Check if the collaboration profile is dis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knowledge, tomcat, social]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not display (Left &amp; right pane of intranet Home page)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89" office:value-type="string">
            <text:p>Step 5: Check Activities stream portlet</text:p>
          </table:table-cell>
          <table:table-cell table:style-name="ce189" office:value-type="string">
            <text:p>Check Activities stream portlet (Centre of Home page)</text:p>
          </table:table-cell>
          <table:table-cell table:style-name="ce168" office:value-type="string">
            <text:p>Activity stream portlet should work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68" office:value-type="string">
            <text:p>Step 6: Check Forum</text:p>
          </table:table-cell>
          <table:table-cell table:style-name="ce168" office:value-type="string">
            <text:p>Click Forum link</text:p>
          </table:table-cell>
          <table:table-cell table:style-name="ce189" office:value-type="string">
            <text:p>Forum portlet should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68" office:value-type="string">
            <text:p>Step 7: Check Chat bar</text:p>
          </table:table-cell>
          <table:table-cell table:style-name="ce168" office:value-type="string">
            <text:p>Check Chat bar</text:p>
          </table:table-cell>
          <table:table-cell table:style-name="ce168" office:value-type="string">
            <text:p>Chat bar should not appea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59">
          <table:table-cell table:style-name="ce11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89" office:value-type="string">
            <text:p>Step 8: Check Mail portlet</text:p>
          </table:table-cell>
          <table:table-cell table:style-name="ce189" office:value-type="string">
            <text:p>Click Mail icon at the bottom left of Home page</text:p>
          </table:table-cell>
          <table:table-cell table:style-name="ce168" office:value-type="string">
            <text:p>Mail portlet should not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89" office:value-type="string">
            <text:p>Step 9: Check Calendar portlet</text:p>
          </table:table-cell>
          <table:table-cell table:style-name="ce189" office:value-type="string">
            <text:p>Click calendar icon at the bottom left of Home page</text:p>
          </table:table-cell>
          <table:table-cell table:style-name="ce168" office:value-type="string">
            <text:p>Calendar portlet should not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31" office:value-type="string">
            <text:p>USR_PLF_SYS_SPR_04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168" office:value-type="string">
            <text:p>System Administration/Startup Profiles/Collaboration</text:p>
          </table:table-cell>
          <table:table-cell table:style-name="ce168" office:value-type="string">
            <text:p>Deactivate collaboration</text:p>
          </table:table-cell>
          <table:table-cell table:style-name="ce189" office:value-type="string">
            <text:p>Step 10: Check Contact portlet</text:p>
          </table:table-cell>
          <table:table-cell table:style-name="ce189" office:value-type="string">
            <text:p>Click Contact icon at the bottom left of Home page</text:p>
          </table:table-cell>
          <table:table-cell table:style-name="ce168" office:value-type="string">
            <text:p>Contact portlet should not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32" office:value-type="string">
            <text:p>USR_PLF_SYS_SPR_05</text:p>
          </table:table-cell>
          <table:table-cell table:style-name="ce132" office:value-type="float" office:value="1">
            <text:p>001</text:p>
          </table:table-cell>
          <table:table-cell table:style-name="ce233" office:value-type="string">
            <text:p>System Administration/Startup Profiles/Knowledge</text:p>
          </table:table-cell>
          <table:table-cell table:style-name="ce233" office:value-type="string">
            <text:p>Activate knowledge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knowledge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knowledge, tomcat]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not display (Left &amp; right pane of intranet Home page)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89" office:value-type="string">
            <text:p>Step 5: Check Activities stream portlet</text:p>
          </table:table-cell>
          <table:table-cell table:style-name="ce189" office:value-type="string">
            <text:p>Check Activities stream portlet (Centre of Home page)</text:p>
          </table:table-cell>
          <table:table-cell table:style-name="ce168" office:value-type="string">
            <text:p>Activity stream portlet should not work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68" office:value-type="string">
            <text:p>Step 6: Check Forum</text:p>
          </table:table-cell>
          <table:table-cell table:style-name="ce168" office:value-type="string">
            <text:p>Click Forum link</text:p>
          </table:table-cell>
          <table:table-cell table:style-name="ce189" office:value-type="string">
            <text:p>Forum portlet should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68" office:value-type="string">
            <text:p>Step 7: Check Chat bar</text:p>
          </table:table-cell>
          <table:table-cell table:style-name="ce168" office:value-type="string">
            <text:p>Check Chat bar</text:p>
          </table:table-cell>
          <table:table-cell table:style-name="ce168" office:value-type="string">
            <text:p>Chat bar should not appea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89" office:value-type="string">
            <text:p>Step 8: Check Mail portlet</text:p>
          </table:table-cell>
          <table:table-cell table:style-name="ce189" office:value-type="string">
            <text:p>Click Mail icon at the bottom left of Home page</text:p>
          </table:table-cell>
          <table:table-cell table:style-name="ce168" office:value-type="string">
            <text:p>Mail portlet should not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89" office:value-type="string">
            <text:p>Step 9: Check Calendar portlet</text:p>
          </table:table-cell>
          <table:table-cell table:style-name="ce189" office:value-type="string">
            <text:p>Click calendar icon at the bottom left of Home page</text:p>
          </table:table-cell>
          <table:table-cell table:style-name="ce168" office:value-type="string">
            <text:p>Calendar portlet should not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83">
          <table:table-cell table:style-name="ce11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89" office:value-type="string">
            <text:p>Step 10: Check Contact portlet</text:p>
          </table:table-cell>
          <table:table-cell table:style-name="ce189" office:value-type="string">
            <text:p>Click Contact icon at the bottom left of Home page</text:p>
          </table:table-cell>
          <table:table-cell table:style-name="ce168" office:value-type="string">
            <text:p>Contact portlet should not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Activate knowledge</text:p>
          </table:table-cell>
          <table:table-cell table:style-name="ce189" office:value-type="string">
            <text:p>Step 11: Check Answer portlet</text:p>
          </table:table-cell>
          <table:table-cell table:style-name="ce189" office:value-type="string">
            <text:p>Click Answer link at Home page</text:p>
          </table:table-cell>
          <table:table-cell table:style-name="ce168" office:value-type="string">
            <text:p>Answers portlets should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33" office:value-type="string">
            <text:p>System Administration/Startup Profiles/Knowledge</text:p>
          </table:table-cell>
          <table:table-cell table:style-name="ce233" office:value-type="string">
            <text:p>Deactivate knowledge</text:p>
          </table:table-cell>
          <table:table-cell table:style-name="ce136" office:value-type="string">
            <text:p>Step 1: Edit startup script</text:p>
          </table:table-cell>
          <table:table-cell table:style-name="ce235" office:value-type="string">
            <text:p>As sys admin, edit gatein.sh (tomcat/bin/gatein.sh): set -Dexo.profiles=collaboration,social</text:p>
          </table:table-cell>
          <table:table-cell table:style-name="ce235" office:value-type="string">
            <text:p>File is changed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68" office:value-type="string">
            <text:p>Step 2: Start</text:p>
          </table:table-cell>
          <table:table-cell table:style-name="ce168" office:value-type="string">
            <text:p>Run gatein.sh in console</text:p>
          </table:table-cell>
          <table:table-cell table:style-name="ce168" office:value-type="string">
            <text:p>Run successfully with no erro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table:style-name="ce168" office:value-type="string">
            <text:p>Find this in console </text:p>
          </table:table-cell>
          <table:table-cell table:style-name="ce235" office:value-type="string">
            <text:p>There's INFO: Active profiles [collaboration, tomcat, social]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8">
          <table:table-cell table:style-name="ce11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68" office:value-type="string">
            <text:p>Step 4: Check Tasks &amp; Events gadgets in Home page</text:p>
          </table:table-cell>
          <table:table-cell table:style-name="ce168" office:value-type="string">
            <text:p>- Go to localhost:8080/portal/public/intranet</text:p>
            <text:p>- Login as john</text:p>
          </table:table-cell>
          <table:table-cell table:style-name="ce168" office:value-type="string">
            <text:p>Tasks and events gadgets should display (Left &amp; right pane of intranet Home page)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89" office:value-type="string">
            <text:p>Step 5: Check Activities stream portlet</text:p>
          </table:table-cell>
          <table:table-cell table:style-name="ce189" office:value-type="string">
            <text:p>Check Activities stream portlet (Centre of Home page)</text:p>
          </table:table-cell>
          <table:table-cell table:style-name="ce168" office:value-type="string">
            <text:p>Activity stream portlet should work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68" office:value-type="string">
            <text:p>Step 6: Check Forum</text:p>
          </table:table-cell>
          <table:table-cell table:style-name="ce168" office:value-type="string">
            <text:p>Click Forum link</text:p>
          </table:table-cell>
          <table:table-cell table:style-name="ce189" office:value-type="string">
            <text:p>Forum portlet should not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68" office:value-type="string">
            <text:p>Step 7: Check Chat bar</text:p>
          </table:table-cell>
          <table:table-cell table:style-name="ce168" office:value-type="string">
            <text:p>Check Chat bar</text:p>
          </table:table-cell>
          <table:table-cell table:style-name="ce168" office:value-type="string">
            <text:p>Chat bar should appea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89" office:value-type="string">
            <text:p>Step 8: Check Mail portlet</text:p>
          </table:table-cell>
          <table:table-cell table:style-name="ce189" office:value-type="string">
            <text:p>Click Mail icon at the bottom left of Home page</text:p>
          </table:table-cell>
          <table:table-cell table:style-name="ce168" office:value-type="string">
            <text:p>Mail portlet should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89" office:value-type="string">
            <text:p>Step 9: Check Calendar portlet</text:p>
          </table:table-cell>
          <table:table-cell table:style-name="ce189" office:value-type="string">
            <text:p>Click calendar icon at the bottom left of Home page</text:p>
          </table:table-cell>
          <table:table-cell table:style-name="ce168" office:value-type="string">
            <text:p>Calendar portlet should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31" office:value-type="string">
            <text:p>USR_PLF_SYS_SPR_05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168" office:value-type="string">
            <text:p>System Administration/Startup Profiles/Knowledge</text:p>
          </table:table-cell>
          <table:table-cell table:style-name="ce168" office:value-type="string">
            <text:p>Deactivate knowledge</text:p>
          </table:table-cell>
          <table:table-cell table:style-name="ce189" office:value-type="string">
            <text:p>Step 10: Check Contact portlet</text:p>
          </table:table-cell>
          <table:table-cell table:style-name="ce189" office:value-type="string">
            <text:p>Click Contact icon at the bottom left of Home page</text:p>
          </table:table-cell>
          <table:table-cell table:style-name="ce168" office:value-type="string">
            <text:p>Contact portlet should work properly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35">
          <table:table-cell table:style-name="ce115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31" office:value-type="string">
            <text:p>USR_PLF_SYS_SPR_06</text:p>
          </table:table-cell>
          <table:table-cell table:style-name="ce132" office:value-type="float" office:value="1">
            <text:p>001</text:p>
          </table:table-cell>
          <table:table-cell table:style-name="ce233" office:value-type="string">
            <text:p>System Administration/Remove Samples</text:p>
          </table:table-cell>
          <table:table-cell table:style-name="ce233" office:value-type="string">
            <text:p>Remove samples on Tomcat</text:p>
          </table:table-cell>
          <table:table-cell table:style-name="ce168" office:value-type="string">
            <text:p>Step 1: Remove samples</text:p>
          </table:table-cell>
          <table:table-cell table:style-name="ce236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36" office:value-type="string">
            <text:p>Tomcat is started with no erro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31" office:value-type="string">
            <text:p>USR_PLF_SYS_SPR_06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68" office:value-type="string">
            <text:p>System Administration/Remove Samples</text:p>
          </table:table-cell>
          <table:table-cell table:style-name="ce168" office:value-type="string">
            <text:p>Remove samples on Tomcat</text:p>
          </table:table-cell>
          <table:table-cell table:style-name="ce136" office:value-type="string">
            <text:p>Step 2: Check after remove samples</text:p>
          </table:table-cell>
          <table:table-cell table:style-name="ce235" office:value-type="string">
            <text:p>Login</text:p>
          </table:table-cell>
          <table:table-cell table:style-name="ce235" office:value-type="string">
            <text:p>There's only default portal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42">
          <table:table-cell table:style-name="ce115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31" office:value-type="string">
            <text:p>USR_PLF_SYS_SPR_06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68" office:value-type="string">
            <text:p>System Administration/Remove Samples</text:p>
          </table:table-cell>
          <table:table-cell table:style-name="ce233" office:value-type="string">
            <text:p>Remove samples on jboss</text:p>
          </table:table-cell>
          <table:table-cell table:style-name="ce168" office:value-type="string">
            <text:p>Step 1: Remove samples</text:p>
          </table:table-cell>
          <table:table-cell table:style-name="ce236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36" office:value-type="string">
            <text:p>Jboss is started with no error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27">
          <table:table-cell table:style-name="ce115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31" office:value-type="string">
            <text:p>USR_PLF_SYS_SPR_06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68" office:value-type="string">
            <text:p>System Administration/Remove Samples</text:p>
          </table:table-cell>
          <table:table-cell table:style-name="ce168" office:value-type="string">
            <text:p>Remove samples on jboss</text:p>
          </table:table-cell>
          <table:table-cell table:style-name="ce136" office:value-type="string">
            <text:p>Step 2: Check after remove samples</text:p>
          </table:table-cell>
          <table:table-cell table:style-name="ce235" office:value-type="string">
            <text:p>Login</text:p>
          </table:table-cell>
          <table:table-cell table:style-name="ce235" office:value-type="string">
            <text:p>There's only default portal</text:p>
          </table:table-cell>
          <table:table-cell table:style-name="ce237" office:value-type="string">
            <text:p>High</text:p>
          </table:table-cell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84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85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235" table:number-columns-repeated="2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4"/>
          <table:table-cell table:style-name="ce168"/>
          <table:table-cell table:style-name="ce236"/>
          <table:table-cell table:style-name="ce136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192"/>
          <table:table-cell table:style-name="ce168" table:number-columns-repeated="3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136"/>
          <table:table-cell table:style-name="ce168" table:number-columns-repeated="3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192"/>
          <table:table-cell table:style-name="ce168" table:number-columns-repeated="3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136"/>
          <table:table-cell table:style-name="ce168" table:number-columns-repeated="3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192"/>
          <table:table-cell table:style-name="ce168" table:number-columns-repeated="3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136"/>
          <table:table-cell table:style-name="ce168" table:number-columns-repeated="3"/>
          <table:table-cell table:style-name="ce237"/>
          <table:table-cell table:style-name="ce129" table:number-columns-repeated="2"/>
          <table:table-cell table:style-name="ce239"/>
          <table:table-cell table:style-name="ce129"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36"/>
          <table:table-cell table:style-name="ce168"/>
          <table:table-cell table:style-name="ce136"/>
          <table:table-cell table:style-name="ce237"/>
          <table:table-cell table:number-columns-repeated="2"/>
          <table:table-cell table:style-name="ce240"/>
          <table:table-cell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 table:number-columns-repeated="4"/>
          <table:table-cell table:style-name="ce136"/>
          <table:table-cell table:style-name="ce237"/>
          <table:table-cell table:number-columns-repeated="2"/>
          <table:table-cell table:style-name="ce240"/>
          <table:table-cell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/>
          <table:table-cell table:style-name="ce233"/>
          <table:table-cell table:style-name="ce168" table:number-columns-repeated="2"/>
          <table:table-cell table:style-name="ce136"/>
          <table:table-cell table:style-name="ce237"/>
          <table:table-cell table:number-columns-repeated="2"/>
          <table:table-cell table:style-name="ce240"/>
          <table:table-cell table:number-columns-repeated="213"/>
        </table:table-row>
        <table:table-row table:style-name="ro1">
          <table:table-cell table:style-name="ce115"/>
          <table:table-cell table:style-name="ce181"/>
          <table:table-cell table:style-name="ce132"/>
          <table:table-cell table:style-name="ce168" table:number-columns-repeated="4"/>
          <table:table-cell table:style-name="ce136"/>
          <table:table-cell table:style-name="ce237"/>
          <table:table-cell table:number-columns-repeated="2"/>
          <table:table-cell table:style-name="ce240"/>
          <table:table-cell table:number-columns-repeated="213"/>
        </table:table-row>
        <table:table-row table:style-name="ro1" table:number-rows-repeated="7">
          <table:table-cell/>
          <table:table-cell table:style-name="ce179"/>
          <table:table-cell table:number-columns-repeated="6"/>
          <table:table-cell table:style-name="ce171"/>
          <table:table-cell table:number-columns-repeated="2"/>
          <table:table-cell table:style-name="ce240"/>
          <table:table-cell table:number-columns-repeated="213"/>
        </table:table-row>
        <table:table-row table:style-name="ro1" table:number-rows-repeated="11">
          <table:table-cell table:number-columns-repeated="8"/>
          <table:table-cell table:style-name="ce171"/>
          <table:table-cell table:number-columns-repeated="2"/>
          <table:table-cell table:style-name="ce240"/>
          <table:table-cell table:number-columns-repeated="213"/>
        </table:table-row>
        <table:table-row table:style-name="ro1" table:number-rows-repeated="1048443">
          <table:table-cell table:number-columns-repeated="225"/>
        </table:table-row>
        <table:table-row table:style-name="ro1">
          <table:table-cell table:number-columns-repeated="225"/>
        </table:table-row>
      </table:table>
      <table:table table:name="Summary_Report" table:style-name="ta2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Default"/>
        <table:table-row table:style-name="ro44">
          <table:table-cell table:style-name="ce196" office:value-type="string" table:number-columns-spanned="4" table:number-rows-spanned="2">
            <text:p>PLF User Stories List</text:p>
            <text:p>Product version: PLF 3.0.x</text:p>
          </table:table-cell>
          <table:covered-table-cell table:number-columns-repeated="3" table:style-name="ce207"/>
          <table:table-cell table:style-name="ce208" office:value-type="string" table:number-columns-spanned="1" table:number-rows-spanned="3">
            <text:p>Total cases</text:p>
          </table:table-cell>
          <table:table-cell table:style-name="ce206" table:number-columns-repeated="250"/>
        </table:table-row>
        <table:table-row table:style-name="ro51">
          <table:covered-table-cell table:style-name="ce197"/>
          <table:covered-table-cell table:number-columns-repeated="3" table:style-name="ce207"/>
          <table:covered-table-cell table:style-name="ce216"/>
          <table:table-cell table:style-name="ce206" table:number-columns-repeated="250"/>
        </table:table-row>
        <table:table-row table:style-name="ro77">
          <table:table-cell table:style-name="ce198" office:value-type="string">
            <text:p>Id</text:p>
          </table:table-cell>
          <table:table-cell table:style-name="ce208" office:value-type="string">
            <text:p>Functional Group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Functionality summary</text:p>
          </table:table-cell>
          <table:covered-table-cell table:style-name="ce216"/>
          <table:table-cell table:style-name="ce206" table:number-columns-repeated="250"/>
        </table:table-row>
        <table:table-row table:style-name="ro9">
          <table:table-cell table:style-name="ce199" office:value-type="string">
            <text:p>USR_PLF_INT_IDE_01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WCM Templates</text:p>
          </table:table-cell>
          <table:table-cell table:style-name="ce217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2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Gadgets</text:p>
          </table:table-cell>
          <table:table-cell table:style-name="ce217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3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3" office:value-type="string">
            <text:p>Develop REST Services</text:p>
          </table:table-cell>
          <table:table-cell table:style-name="ce217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4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Shared groovy scripts library</text:p>
          </table:table-cell>
          <table:table-cell table:style-name="ce217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5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from any template</text:p>
          </table:table-cell>
          <table:table-cell table:style-name="ce217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6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Upload any file</text:p>
          </table:table-cell>
          <table:table-cell table:style-name="ce217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INT_CON_01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Install CMIS Expert gadget</text:p>
          </table:table-cell>
          <table:table-cell table:style-name="ce217" table:formula="of:=SUMPRODUCT(([Integration_Features.B$5:Integration_Features.B$1126]=[.$A10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ON_02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Modify template</text:p>
          </table:table-cell>
          <table:table-cell table:style-name="ce217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SOC_01</text:p>
          </table:table-cell>
          <table:table-cell table:style-name="ce209" office:value-type="string">
            <text:p>SOC</text:p>
          </table:table-cell>
          <table:table-cell table:style-name="ce212" office:value-type="string">
            <text:p>Integration_Features/SOC</text:p>
          </table:table-cell>
          <table:table-cell table:style-name="ce213" office:value-type="string">
            <text:p>Share a Document in Stream</text:p>
          </table:table-cell>
          <table:table-cell table:style-name="ce217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MAL_01</text:p>
          </table:table-cell>
          <table:table-cell table:style-name="ce209" office:value-type="string">
            <text:p>CS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Mail Attachments in DMS</text:p>
          </table:table-cell>
          <table:table-cell table:style-name="ce217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1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Calendar</text:p>
          </table:table-cell>
          <table:table-cell table:style-name="ce217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2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Publish Calendar Activities in Stream</text:p>
          </table:table-cell>
          <table:table-cell table:style-name="ce217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1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Forum</text:p>
          </table:table-cell>
          <table:table-cell table:style-name="ce217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2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Forum Activities in Stream</text:p>
          </table:table-cell>
          <table:table-cell table:style-name="ce217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1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Space Answers</text:p>
          </table:table-cell>
          <table:table-cell table:style-name="ce217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2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Answers Activities in Stream</text:p>
          </table:table-cell>
          <table:table-cell table:style-name="ce217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2" office:value-type="string">
            <text:p>USR_PLF_INT_WEB_01</text:p>
          </table:table-cell>
          <table:table-cell table:style-name="ce209" office:value-type="string">
            <text:p>WebOS</text:p>
          </table:table-cell>
          <table:table-cell table:style-name="ce212" office:value-type="string">
            <text:p>Integration_Features/WebOS</text:p>
          </table:table-cell>
          <table:table-cell table:style-name="ce212" office:value-type="string">
            <text:p>Activate WebOS</text:p>
          </table:table-cell>
          <table:table-cell table:style-name="ce217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WEL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Product Welcome Page</text:p>
          </table:table-cell>
          <table:table-cell table:style-name="ce217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Intranet welcome</text:p>
          </table:table-cell>
          <table:table-cell table:style-name="ce217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199" office:value-type="string">
            <text:p>USR_PLF_BUI_AIW_02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3" office:value-type="string">
            <text:p>Acme Industry Social Intranet\Access to activity</text:p>
          </table:table-cell>
          <table:table-cell table:style-name="ce217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3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Access to activity</text:p>
          </table:table-cell>
          <table:table-cell table:style-name="ce217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1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minimal profile</text:p>
          </table:table-cell>
          <table:table-cell table:style-name="ce217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2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workflow</text:p>
          </table:table-cell>
          <table:table-cell table:style-name="ce217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3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social</text:p>
          </table:table-cell>
          <table:table-cell table:style-name="ce217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4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collaboration</text:p>
          </table:table-cell>
          <table:table-cell table:style-name="ce217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5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knowledge</text:p>
          </table:table-cell>
          <table:table-cell table:style-name="ce217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11" table:number-columns-repeated="224"/>
          <table:table-cell table:style-name="ce206" table:number-columns-repeated="26"/>
        </table:table-row>
        <table:table-row table:style-name="ro9">
          <table:table-cell table:style-name="ce203" office:value-type="string">
            <text:p>USR_PLF_SYS_SPR_06</text:p>
          </table:table-cell>
          <table:table-cell table:style-name="ce201" office:value-type="string">
            <text:p>System Admin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Remove Samples</text:p>
          </table:table-cell>
          <table:table-cell table:style-name="ce217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1">
          <table:table-cell table:style-name="ce204" office:value-type="string">
            <text:p>Total</text:p>
          </table:table-cell>
          <table:table-cell table:style-name="ce210" table:number-columns-repeated="2"/>
          <table:table-cell table:style-name="ce215"/>
          <table:table-cell table:style-name="ce218" table:formula="of:=SUM([.E4:.E30])" office:value-type="float" office:value="41">
            <text:p>41</text:p>
          </table:table-cell>
          <table:table-cell table:style-name="ce206" table:number-columns-repeated="250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78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named-expressions>
        <table:named-expression table:name="ACTION" table:base-cell-address="$Cover.$A$1" table:expression="$#REF!.$B$3:$G$4"/>
        <table:named-expression table:name="APPLICATION_NAME" table:base-cell-address="$Cover.$A$1" table:expression="$#REF!.$C$6"/>
        <table:named-expression table:name="APPLICATION_NAME1" table:base-cell-address="$Cover.$C$8" table:expression="$cover.$c$#ref!"/>
        <table:named-range table:name="Excel_BuiltIn_Print_Area_1" table:base-cell-address="$Cover.$A$1" table:cell-range-address="$Cover.$A$1:.$E$69" table:range-usable-as="print-range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3" table:base-cell-address="$Cover.$A$1" table:expression="$#REF!.$A$10:$IV$10"/>
        <table:named-expression table:name="Excel_BuiltIn_Print_Titles_4" table:base-cell-address="$Cover.$A$1" table:expression="$#REF!.$A$10:$IV$10"/>
        <table:named-expression table:name="Excel_BuiltIn__FilterDatabase_2" table:base-cell-address="$Cover.$A$1" table:expression="$#REF!.$A$10:$G$28"/>
        <table:named-expression table:name="Excel_BuiltIn__FilterDatabase_3" table:base-cell-address="$Cover.$A$1" table:expression="$#REF!.$A$10:$G$22"/>
        <table:named-expression table:name="Excel_BuiltIn__FilterDatabase_4" table:base-cell-address="$Cover.$A$1" table:expression="$#REF!.$A$10:$G$33"/>
        <table:named-range table:name="FAQ_01" table:base-cell-address="$Integration_Features.$A$13" table:cell-range-address="$Integration_Features.$B$7:.$H$125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range table:name="FAQ_01_32" table:base-cell-address="$Integration_Features.$G$112" table:cell-range-address="$Integration_Features.$B$264:.$H$266"/>
        <table:named-range table:name="FAQ_02" table:base-cell-address="$Integration_Features.$G$32" table:cell-range-address="$Integration_Features.$B$132:.$H$134"/>
        <table:named-range table:name="FAQ_02_008" table:base-cell-address="$Integration_Features.$G$28" table:cell-range-address="$Integration_Features.$B$132:.$H$134"/>
        <table:named-range table:name="FAQ_03" table:base-cell-address="$Integration_Features.$G$34" table:cell-range-address="$Integration_Features.$B$185:.$H$186"/>
        <table:named-expression table:name="FAQ_03_002" table:base-cell-address="$Cover.$G$19" table:expression="$#REF!.$B$#REF!:$H$#REF!"/>
        <table:named-range table:name="FAQ_03_009" table:base-cell-address="$Integration_Features.$G$31" table:cell-range-address="$Integration_Features.$B$185:.$H$186"/>
        <table:named-range table:name="FAQ_04" table:base-cell-address="$Integration_Features.$A$51" table:cell-range-address="$Integration_Features.$B$189:.$H$196"/>
        <table:named-range table:name="FAQ_04_010" table:base-cell-address="$Integration_Features.$G$33" table:cell-range-address="$Integration_Features.$B$189:.$H$191"/>
        <table:named-range table:name="FAQ_05" table:base-cell-address="$Integration_Features.$G$39" table:cell-range-address="$Integration_Features.$B$192:.$H$193"/>
        <table:named-range table:name="FAQ_05_011" table:base-cell-address="$Integration_Features.$A$36" table:cell-range-address="$Integration_Features.$B$192:.$H$194"/>
        <table:named-range table:name="FAQ_06" table:base-cell-address="$Integration_Features.$G$41" table:cell-range-address="$Integration_Features.$B$195:.$H$196"/>
        <table:named-range table:name="FAQ_06_012" table:base-cell-address="$Integration_Features.$G$39" table:cell-range-address="$Integration_Features.$B$195:.$H$196"/>
        <table:named-range table:name="FAQ_07" table:base-cell-address="$Integration_Features.$G$71" table:cell-range-address="$Integration_Features.$B$197:.$H$222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" table:base-cell-address="$Integration_Features.$G$85" table:cell-range-address="$Integration_Features.$B$226:.$H$239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range table:name="FAQ_09" table:base-cell-address="$Integration_Features.$G$99" table:cell-range-address="$Integration_Features.$B$245:.$H$252"/>
        <table:named-expression table:name="FAQ_09_026" table:base-cell-address="$Integration_Features.$G$90" table:expression="$category.$b$#ref!:$h$#ref!"/>
        <table:named-range table:name="FAQ_09_027" table:base-cell-address="$Integration_Features.$G$94" table:cell-range-address="$Integration_Features.$B$245:.$H$248"/>
        <table:named-range table:name="FAQ_09_028" table:base-cell-address="$Integration_Features.$G$98" table:cell-range-address="$Integration_Features.$B$251"/>
        <table:named-range table:name="FAQ_09_28" table:base-cell-address="$Integration_Features.$G$98" table:cell-range-address="$Integration_Features.$B$249:.$H$252"/>
        <table:named-range table:name="FAQ_10" table:base-cell-address="$Builtin_UI.$G$38" table:cell-range-address="$Builtin_UI.$B$7:.$H$37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" table:base-cell-address="$Builtin_UI.$G$50" table:cell-range-address="$Builtin_UI.$B$38:.$H$48"/>
        <table:named-range table:name="FAQ_11_008" table:base-cell-address="$Builtin_UI.$G$43" table:cell-range-address="$Builtin_UI.$B$38:.$H$42"/>
        <table:named-range table:name="FAQ_11_009" table:base-cell-address="$Builtin_UI.$G$43" table:cell-range-address="$Builtin_UI.$B$40:.$H$42"/>
        <table:named-range table:name="FAQ_11_010" table:base-cell-address="$Builtin_UI.$G$46" table:cell-range-address="$Builtin_UI.$B$43:.$H$45"/>
        <table:named-range table:name="FAQ_11_011" table:base-cell-address="$Builtin_UI.$G$49" table:cell-range-address="$Builtin_UI.$B$46:.$H$48"/>
        <table:named-range table:name="FAQ_12" table:base-cell-address="$Builtin_UI.$G$57" table:cell-range-address="$Builtin_UI.$B$49:.$H$51"/>
        <table:named-range table:name="FAQ_12_012" table:base-cell-address="$Builtin_UI.$G$52" table:cell-range-address="$Builtin_UI.$B$49:.$H$51"/>
        <table:named-range table:name="FAQ_13" table:base-cell-address="$Builtin_UI.$G$133" table:cell-range-address="$Builtin_UI.$B$97:.$H$162"/>
        <table:named-range table:name="FAQ_13_012" table:base-cell-address="$Cover.$G$62" table:cell-range-address="$Builtin_UI.$B$273:$Builtin_UI.$H$276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7" table:base-cell-address="$Builtin_UI.$G$101" table:cell-range-address="$Builtin_UI.$B$136:.$H$139"/>
        <table:named-range table:name="FAQ_13_028" table:base-cell-address="$Builtin_UI.$G$108" table:cell-range-address="$Builtin_UI.$B$143:.$H$1181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14" table:base-cell-address="$Builtin_UI.$G$136" table:cell-range-address="$Builtin_UI.$B$196:.$H$198"/>
        <table:named-range table:name="FAQ_14_033" table:base-cell-address="$Builtin_UI.$G$130" table:cell-range-address="$Builtin_UI.$B$196:.$H$198"/>
        <table:named-range table:name="FAQ_15" table:base-cell-address="$Builtin_UI.$G$158" table:cell-range-address="$Builtin_UI.$B$200:.$H$21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" table:base-cell-address="$Builtin_UI.$G$166" table:cell-range-address="$Builtin_UI.$B$239:.$H$243"/>
        <table:named-range table:name="FAQ_16_038" table:base-cell-address="$Builtin_UI.$G$147" table:cell-range-address="$Builtin_UI.$B$239:.$H$243"/>
        <table:named-range table:name="FAQ_17" table:base-cell-address="$Builtin_UI.$G$170" table:cell-range-address="$Builtin_UI.$B$244:$Builtin_UI.$H$245"/>
        <table:named-range table:name="FAQ_17_039" table:base-cell-address="$Builtin_UI.$G$149" table:cell-range-address="$Builtin_UI.$B$244:.$H$245"/>
        <table:named-expression table:name="FAQ_18" table:base-cell-address="$System_Administration.$G$18" table:expression="$#REF!.$B$7:$H$12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" table:base-cell-address="$System_Administration.$G$22" table:expression="$#REF!.$B$21:$H$24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0" table:base-cell-address="$System_Administration.$G$27" table:expression="$questions_management.$b$#ref!:$h$#ref!"/>
        <table:named-expression table:name="FAQ_20_006" table:base-cell-address="$System_Administration.$G$35" table:expression="$questions_management.$b$#ref!:$h$#ref!"/>
        <table:named-expression table:name="FAQ_21" table:base-cell-address="$System_Administration.$G$30" table:expression="$questions_management.$b$#ref!:$h$#ref!"/>
        <table:named-expression table:name="FAQ_21_007" table:base-cell-address="$System_Administration.$G$38" table:expression="$questions_management.$b$#ref!:$h$#ref!"/>
        <table:named-range table:name="FAQ_22" table:base-cell-address="$Summary_Report.$A$13" table:cell-range-address="$System_Administration.$B$7:.$H$24"/>
        <table:named-range table:name="FAQ_22_001" table:base-cell-address="$Summary_Report.$G$14" table:cell-range-address="$System_Administration.$B$7:.$H$18"/>
        <table:named-range table:name="FAQ_22_002" table:base-cell-address="$Summary_Report.$G$16" table:cell-range-address="$System_Administration.$B$19:.$H$20"/>
        <table:named-range table:name="FAQ_22_003" table:base-cell-address="$Summary_Report.$G$18" table:cell-range-address="$System_Administration.$B$21:.$H$22"/>
        <table:named-range table:name="FAQ_22_004" table:base-cell-address="$Summary_Report.$G$20" table:cell-range-address="$System_Administration.$B$23:.$H$24"/>
        <table:named-range table:name="FAQ_23" table:base-cell-address="$Summary_Report.$G$72" table:cell-range-address="$System_Administration.$B$59:.$H$110"/>
        <table:named-range table:name="FAQ_23_005" table:base-cell-address="$Summary_Report.$G$22" table:cell-range-address="$System_Administration.$B$59:.$H$60"/>
        <table:named-range table:name="FAQ_23_006" table:base-cell-address="$Summary_Report.$G$24" table:cell-range-address="$System_Administration.$B$61:.$H$62"/>
        <table:named-range table:name="FAQ_23_007" table:base-cell-address="$Summary_Report.$G$26" table:cell-range-address="$System_Administration.$B$63:.$H$64"/>
        <table:named-range table:name="FAQ_23_008" table:base-cell-address="$Summary_Report.$G$28" table:cell-range-address="$System_Administration.$B$65:.$H$66"/>
        <table:named-range table:name="FAQ_23_009" table:base-cell-address="$Summary_Report.$G$30" table:cell-range-address="$System_Administration.$B$67:.$H$68"/>
        <table:named-range table:name="FAQ_23_010" table:base-cell-address="$Summary_Report.$G$32" table:cell-range-address="$System_Administration.$B$69:.$H$70"/>
        <table:named-range table:name="FAQ_23_011" table:base-cell-address="$Summary_Report.$G$34" table:cell-range-address="$System_Administration.$B$71:.$H$72"/>
        <table:named-range table:name="FAQ_23_012" table:base-cell-address="$Summary_Report.$G$36" table:cell-range-address="$System_Administration.$B$73:.$H$74"/>
        <table:named-range table:name="FAQ_23_013" table:base-cell-address="$Summary_Report.$G$38" table:cell-range-address="$System_Administration.$B$75:.$H$76"/>
        <table:named-range table:name="FAQ_23_014" table:base-cell-address="$Summary_Report.$G$40" table:cell-range-address="$System_Administration.$B$77:.$H$78"/>
        <table:named-range table:name="FAQ_23_015" table:base-cell-address="$Summary_Report.$G$42" table:cell-range-address="$System_Administration.$B$79:.$H$80"/>
        <table:named-range table:name="FAQ_23_016" table:base-cell-address="$Summary_Report.$G$44" table:cell-range-address="$System_Administration.$B$81:.$H$82"/>
        <table:named-range table:name="FAQ_23_017" table:base-cell-address="$Summary_Report.$G$46" table:cell-range-address="$System_Administration.$B$83:.$H$84"/>
        <table:named-range table:name="FAQ_23_018" table:base-cell-address="$Summary_Report.$G$48" table:cell-range-address="$System_Administration.$B$85:.$H$86"/>
        <table:named-range table:name="FAQ_23_019" table:base-cell-address="$Summary_Report.$G$50" table:cell-range-address="$System_Administration.$B$87:.$H$88"/>
        <table:named-range table:name="FAQ_23_020" table:base-cell-address="$Summary_Report.$G$52" table:cell-range-address="$System_Administration.$B$89:.$H$90"/>
        <table:named-range table:name="FAQ_23_021" table:base-cell-address="$Summary_Report.$G$54" table:cell-range-address="$System_Administration.$B$91:.$H$92"/>
        <table:named-range table:name="FAQ_23_022" table:base-cell-address="$Summary_Report.$G$56" table:cell-range-address="$System_Administration.$B$93:.$H$94"/>
        <table:named-range table:name="FAQ_23_023" table:base-cell-address="$Summary_Report.$G$58" table:cell-range-address="$System_Administration.$B$95:.$H$96"/>
        <table:named-range table:name="FAQ_23_024" table:base-cell-address="$Summary_Report.$G$60" table:cell-range-address="$System_Administration.$B$97:.$H$98"/>
        <table:named-range table:name="FAQ_23_025" table:base-cell-address="$Summary_Report.$G$62" table:cell-range-address="$System_Administration.$B$99:.$H$100"/>
        <table:named-range table:name="FAQ_23_026" table:base-cell-address="$Summary_Report.$G$64" table:cell-range-address="$System_Administration.$B$101:.$H$102"/>
        <table:named-range table:name="FAQ_23_027" table:base-cell-address="$Summary_Report.$G$66" table:cell-range-address="$System_Administration.$B$103:.$H$104"/>
        <table:named-range table:name="FAQ_23_028" table:base-cell-address="$Summary_Report.$G$68" table:cell-range-address="$System_Administration.$B$105:.$H$106"/>
        <table:named-range table:name="FAQ_23_029" table:base-cell-address="$Summary_Report.$G$70" table:cell-range-address="$System_Administration.$B$107:.$H$108"/>
        <table:named-range table:name="FAQ_23_030" table:base-cell-address="$Summary_Report.$G$72" table:cell-range-address="$System_Administration.$B$109:.$H$110"/>
        <table:named-expression table:name="FAQ_24" table:base-cell-address="$Cover.$G$55" table:expression="$#REF!.$B$7:$H$38"/>
        <table:named-expression table:name="FAQ_24_001" table:base-cell-address="$Cover.$G$15" table:expression="$#REF!.$B$7:$H$9"/>
        <table:named-expression table:name="FAQ_24_002" table:base-cell-address="$Cover.$G$18" table:expression="$#REF!.$B$10:$H$12"/>
        <table:named-expression table:name="FAQ_24_003" table:base-cell-address="$Cover.$A$21" table:expression="$#REF!.$B$13:$IM$15"/>
        <table:named-expression table:name="FAQ_24_004" table:base-cell-address="$Cover.$G$25" table:expression="$#REF!.$B$16:$H$18"/>
        <table:named-expression table:name="FAQ_24_005" table:base-cell-address="$Cover.$G$28" table:expression="$#REF!.$B$29:$H$31"/>
        <table:named-expression table:name="FAQ_24_006" table:base-cell-address="$Cover.$G$31" table:expression="$#REF!.$B$32:$H$34"/>
        <table:named-expression table:name="FAQ_24_007" table:base-cell-address="$Cover.$G$34" table:expression="$#REF!.$B$35:$H$37"/>
        <table:named-expression table:name="FAQ_24_008" table:base-cell-address="$Cover.$G$37" table:expression="$#REF!.$B$38:$H$38"/>
        <table:named-expression table:name="FAQ_24_009" table:base-cell-address="$Cover.$G$40" table:expression="$user_settings.$b$#ref!:$h$#ref!"/>
        <table:named-expression table:name="FAQ_24_010" table:base-cell-address="$Cover.$G$43" table:expression="$user_settings.$b$#ref!:$h$#ref!"/>
        <table:named-expression table:name="FAQ_24_011" table:base-cell-address="$Cover.$G$46" table:expression="$user_settings.$b$#ref!:$h$#ref!"/>
        <table:named-expression table:name="FAQ_24_013" table:base-cell-address="$Cover.$G$52" table:expression="$user_settings.$b$#ref!:$h$#ref!"/>
        <table:named-expression table:name="FAQ_24_014" table:base-cell-address="$Cover.$G$55" table:expression="$user_settings.$b$#ref!:$h$#ref!"/>
        <table:named-expression table:name="FAQ_24_015" table:base-cell-address="$Cover.$G$58" table:expression="$user_settings.$b$#ref!:$h$#ref!"/>
        <table:named-expression table:name="FAQ_24_016" table:base-cell-address="$Cover.$G$61" table:expression="$user_settings.$b$#ref!:$h$#ref!"/>
        <table:named-expression table:name="FAQ_24_12" table:base-cell-address="$Cover.$G$49" table:expression="$user_settings.$b$#ref!:$h$#ref!"/>
        <table:named-expression table:name="FAQ_25" table:base-cell-address="$Cover.$G$36" table:expression="$#REF!.$B$7:$H$30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expression table:name="FAQ_26" table:base-cell-address="$Cover.$G$16" table:expression="$#REF!.$B$13:$H$16"/>
        <table:named-expression table:name="FAQ_26_015" table:base-cell-address="$Cover.$G$58" table:expression="$user_settings.$b$#ref!:$h$#ref!"/>
        <table:named-expression table:name="FAQ_27" table:base-cell-address="$Cover.$G$22" table:expression="$#REF!.$B$#REF!:$H$#REF!"/>
        <table:named-expression table:name="FAQ_27_001" table:base-cell-address="$Cover.$G$15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7_008" table:base-cell-address="$Cover.$G$44" table:expression="$#REF!.$B$#REF!:$H$#REF!"/>
        <table:named-expression table:name="FAQ_28" table:base-cell-address="$Cover.$G$44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AQ_29" table:base-cell-address="$Cover.$B$13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30" table:base-cell-address="$Cover.$G$34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" table:base-cell-address="$Cover.$G$62" table:cell-range-address="$Builtin_UI.$B$246:$Builtin_UI.$H$276"/>
        <table:named-expression table:name="FAQ_33_007" table:base-cell-address="$Cover.$G$44" table:expression="$#REF!.$B$#REF!:$H$#REF!"/>
        <table:named-range table:name="FAQ_33_008" table:base-cell-address="$Cover.$G$47" table:cell-range-address="$Builtin_UI.$B$246:$Builtin_UI.$H$248"/>
        <table:named-range table:name="FAQ_33_009" table:base-cell-address="$Cover.$G$50" table:cell-range-address="$Builtin_UI.$B$249:$Builtin_UI.$H$251"/>
        <table:named-range table:name="FAQ_33_010" table:base-cell-address="$Cover.$G$54" table:cell-range-address="$Builtin_UI.$B$252:$Builtin_UI.$H$255"/>
        <table:named-range table:name="FAQ_33_011" table:base-cell-address="$Cover.$G$58" table:cell-range-address="$Builtin_UI.$B$252:$Builtin_UI.$H$255"/>
        <table:named-range table:name="FAQ_33_012" table:base-cell-address="$Cover.$G$62" table:cell-range-address="$Builtin_UI.$B$273:$Builtin_UI.$H$276"/>
        <table:named-range table:name="FAQ_33_11" table:base-cell-address="$Cover.$G$58" table:cell-range-address="$Builtin_UI.$B$262:$Builtin_UI.$H$265"/>
        <table:named-range table:name="FAQ_34" table:base-cell-address="$Cover.$G$65" table:cell-range-address="$Builtin_UI.$B$277:$Builtin_UI.$H$279"/>
        <table:named-range table:name="FAQ_34_013" table:base-cell-address="$Cover.$G$65" table:cell-range-address="$Builtin_UI.$B$277:$Builtin_UI.$H$279"/>
        <table:named-expression table:name="FAQ_35" table:base-cell-address="$Cover.$G$68" table:expression="$#REF!.$B$#REF!:$H$#REF!"/>
        <table:named-expression table:name="FAQ_35_014" table:base-cell-address="$Cover.$G$68" table:expression="$#REF!.$B$#REF!:$H$#REF!"/>
        <table:named-expression table:name="FAQ_36" table:base-cell-address="$Cover.$G$100" table:expression="$#REF!.$B$#REF!:$H$#REF!"/>
        <table:named-expression table:name="FAQ_36_015" table:base-cell-address="$Cover.$A$69" table:expression="$#REF!.$B$#REF!:$H$#REF!"/>
        <table:named-expression table:name="FAQ_36_016" table:base-cell-address="$Cover.$A$72" table:expression="$#REF!.$B$#REF!:$H$#REF!"/>
        <table:named-expression table:name="FAQ_36_017" table:base-cell-address="$Cover.$A$75" table:expression="$#REF!.$B$#REF!:$H$#REF!"/>
        <table:named-expression table:name="FAQ_36_018" table:base-cell-address="$Cover.$G$81" table:expression="$#REF!.$B$#REF!:$H$#REF!"/>
        <table:named-expression table:name="FAQ_36_019" table:base-cell-address="$Cover.$A$82" table:expression="$other_actions.$a$#ref!:$g$#ref!"/>
        <table:named-expression table:name="FAQ_36_020" table:base-cell-address="$Cover.$G$89" table:expression="$#REF!.$B$#REF!:$H$#REF!"/>
        <table:named-expression table:name="FAQ_36_021" table:base-cell-address="$Cover.$G$94" table:expression="$#REF!.$B$#REF!:$H$#REF!"/>
        <table:named-expression table:name="FAQ_36_022" table:base-cell-address="$Cover.$G$99" table:expression="$#REF!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" table:base-cell-address="$Cover.$A$107" table:cell-range-address="$Builtin_UI.$B$280:$Builtin_UI.$H$285"/>
        <table:named-range table:name="FAQ_37_023" table:base-cell-address="$Cover.$G$104" table:cell-range-address="$Builtin_UI.$B$280:$Builtin_UI.$H$282"/>
        <table:named-range table:name="FAQ_37_025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8_026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40_028" table:base-cell-address="$Cover.$G$131" table:cell-range-address="$Builtin_UI.$B$300:$Builtin_UI.$H$304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OR_27_003" table:base-cell-address="$Cover.$G$23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OR_30_002" table:base-cell-address="$Cover.$C$31" table:expression="$#REF!.$D$#REF!"/>
        <table:named-range table:name="INT_COL_CAL_01" table:base-cell-address="$Integration_Features.$H$48" table:cell-range-address="$Integration_Features.$E$91:.$H$9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  <table:named-range table:name="INT_KS_FOR_01" table:base-cell-address="$Integration_Features.$H$59" table:cell-range-address="$Integration_Features.$E$102:.$H$105"/>
        <table:named-range table:name="PRODUCT_NAME" table:base-cell-address="$Cover.$C$7" table:cell-range-address="$Cover.$C$10"/>
        <table:named-expression table:name="TEST_VERSION" table:base-cell-address="$Cover.$A$1" table:expression="$#REF!.$C$4"/>
      </table:named-expressions>
      <table:database-ranges>
        <table:database-range table:name="__Anonymous_Sheet_DB__2" table:target-range-address="Integration_Features.E1:Integration_Features.E1"/>
        <table:database-range table:target-range-address="Builtin_UI.A6:Builtin_UI.AMJ6" table:display-filter-buttons="true">
          <table:filter>
            <table:filter-condition table:field-number="9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230">
      <number:month number:textual="true"/>
      <number:text>- </number:text>
      <number:day/>
      <number:text>- </number:text>
      <number:year/>
    </number:date-style>
    <number:date-style style:name="N23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5/17/2012</text:date>, <text:time>16:3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2-05-17T16:34:27</dc:date>
    <meta:editing-cycles>546</meta:editing-cycles>
    <meta:editing-duration>PT314H43M54S</meta:editing-duration>
    <dc:creator>exoplatform </dc:creator>
    <meta:document-statistic meta:table-count="6" meta:cell-count="2889" meta:object-count="1"/>
    <meta:user-defined meta:name="Info 1"/>
    <meta:user-defined meta:name="Info 2"/>
    <meta:user-defined meta:name="Info 3"/>
    <meta:user-defined meta:name="Info 4"/>
  </office:meta>
</office:document-meta>
</file>